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float" office:value="72" table:formula="of:=RANDBETWEEN(1;200)" table:style-name="ce2">
            <text:p>72</text:p>
          </table:table-cell>
          <table:table-cell office:value-type="float" office:value="96" table:style-name="ce2">
            <text:p>96</text:p>
          </table:table-cell>
          <table:table-cell office:value-type="float" office:value="13" table:formula="of:=COM.MICROSOFT.SORT([.C1:.C10])" table:number-matrix-columns-spanned="1" table:number-matrix-rows-spanned="10" table:style-name="ce1">
            <text:p>13</text:p>
          </table:table-cell>
          <table:table-cell table:style-name="ce1"/>
          <table:table-cell office:value-type="float" office:value="13" table:formula="of:=COM.MICROSOFT.SORT([.C1:.C20])" table:number-matrix-columns-spanned="1" table:number-matrix-rows-spanned="20" table:style-name="ce1">
            <text:p>13</text:p>
          </table:table-cell>
          <table:table-cell office:value-type="float" office:value="13" table:formula="of:=COM.MICROSOFT.SORT([.F1:.F20])" table:number-matrix-columns-spanned="1" table:number-matrix-rows-spanned="20" table:style-name="ce1">
            <text:p>13</text:p>
          </table:table-cell>
          <table:table-cell table:style-name="ce1"/>
          <table:table-cell office:value-type="float" office:value="13" table:formula="of:=COM.MICROSOFT.SORT([.F1:.F40])" table:number-matrix-columns-spanned="1" table:number-matrix-rows-spanned="40" table:style-name="ce1">
            <text:p>13</text:p>
          </table:table-cell>
          <table:table-cell office:value-type="float" office:value="13" table:formula="of:=COM.MICROSOFT.SORT([.I1:.I40])" table:number-matrix-columns-spanned="1" table:number-matrix-rows-spanned="40" table:style-name="ce1">
            <text:p>13</text:p>
          </table:table-cell>
          <table:table-cell table:style-name="ce1"/>
          <table:table-cell office:value-type="float" office:value="1" table:formula="of:=COM.MICROSOFT.SORT([.I1:.I80])" table:number-matrix-columns-spanned="1" table:number-matrix-rows-spanned="80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8" table:formula="of:=RANDBETWEEN(1;200)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2" table:formula="of:=RANDBETWEEN(1;200)" table:style-name="ce2">
            <text:p>42</text:p>
          </table:table-cell>
          <table:table-cell office:value-type="float" office:value="149" table:style-name="ce2">
            <text:p>149</text:p>
          </table:table-cell>
          <table:table-cell office:value-type="float" office:value="59" table:style-name="ce1">
            <text:p>59</text:p>
            <draw:frame draw:z-index="2" draw:id="id1" draw:style-name="a1" draw:name="Gráfico 8" svg:x="0.51042in" svg:y="0.15342in" svg:width="3.3239in" svg:height="0.8625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1">
            <draw:frame draw:z-index="6" draw:id="id5" draw:style-name="a5" draw:name="Gráfico 12" svg:x="0.60331in" svg:y="0.09759in" svg:width="3.3239in" svg:height="0.8632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" table:formula="of:=RANDBETWEEN(1;200)" table:style-name="ce2">
            <text:p>4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9" table:formula="of:=RANDBETWEEN(1;200)" table:style-name="ce2">
            <text:p>69</text:p>
          </table:table-cell>
          <table:table-cell office:value-type="float" office:value="142" table:style-name="ce2">
            <text:p>142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77" table:formula="of:=RANDBETWEEN(1;200)" table:style-name="ce2">
            <text:p>177</text:p>
          </table:table-cell>
          <table:table-cell office:value-type="float" office:value="59" table:style-name="ce2">
            <text:p>59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56" table:formula="of:=RANDBETWEEN(1;200)" table:style-name="ce2">
            <text:p>56</text:p>
          </table:table-cell>
          <table:table-cell office:value-type="float" office:value="85" table:style-name="ce2">
            <text:p>85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11" table:formula="of:=RANDBETWEEN(1;200)" table:style-name="ce2">
            <text:p>111</text:p>
          </table:table-cell>
          <table:table-cell office:value-type="float" office:value="192" table:style-name="ce2">
            <text:p>192</text:p>
          </table:table-cell>
          <table:table-cell office:value-type="float" office:value="164" table:style-name="ce1">
            <text:p>164</text:p>
            <draw:frame draw:z-index="1" draw:id="id0" draw:style-name="a0" draw:name="Gráfico 7" svg:x="0.52131in" svg:y="0.08172in" svg:width="3.3239in" svg:height="0.863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11" table:formula="of:=RANDBETWEEN(1;200)" table:style-name="ce2">
            <text:p>111</text:p>
          </table:table-cell>
          <table:table-cell office:value-type="float" office:value="164" table:style-name="ce2">
            <text:p>164</text:p>
          </table:table-cell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  <draw:frame draw:z-index="7" draw:id="id6" draw:style-name="a6" draw:name="Gráfico 13" svg:x="0.21318in" svg:y="0.13114in" svg:width="3.3239in" svg:height="0.8632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178" table:style-name="ce2">
            <text:p>178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34" table:formula="of:=RANDBETWEEN(1;200)" table:style-name="ce2">
            <text:p>134</text:p>
          </table:table-cell>
          <table:table-cell office:value-type="float" office:value="121" table:style-name="ce2">
            <text:p>121</text:p>
          </table:table-cell>
          <table:table-cell table:style-name="ce1"/>
          <table:table-cell office:value-type="float" office:value="156" table:formula="of:=COM.MICROSOFT.SORT([.C11:.C20];;-1)" table:number-matrix-columns-spanned="1" table:number-matrix-rows-spanned="10" table:style-name="ce1">
            <text:p>156</text:p>
          </table:table-cell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style-name="ce1">
            <draw:frame draw:z-index="5" draw:id="id4" draw:style-name="a4" draw:name="Gráfico 11" svg:x="0.45873in" svg:y="0.04037in" svg:width="3.3239in" svg:height="0.863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9" table:formula="of:=RANDBETWEEN(1;200)" table:style-name="ce2">
            <text:p>89</text:p>
          </table:table-cell>
          <table:table-cell office:value-type="float" office:value="45" table:style-name="ce2">
            <text:p>45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23" table:style-name="ce1">
            <text:p>123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80" table:formula="of:=RANDBETWEEN(1;200)" table:style-name="ce2">
            <text:p>80</text:p>
          </table:table-cell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2" table:formula="of:=RANDBETWEEN(1;200)" table:style-name="ce2">
            <text:p>62</text:p>
          </table:table-cell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31" table:formula="of:=RANDBETWEEN(1;200)" table:style-name="ce2">
            <text:p>131</text:p>
          </table:table-cell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86" table:formula="of:=RANDBETWEEN(1;200)" table:style-name="ce2">
            <text:p>186</text:p>
          </table:table-cell>
          <table:table-cell office:value-type="float" office:value="156" table:style-name="ce2">
            <text:p>156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82" table:formula="of:=RANDBETWEEN(1;200)" table:style-name="ce2">
            <text:p>182</text:p>
          </table:table-cell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56" table:style-name="ce1">
            <text:p>156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46" table:style-name="ce1">
            <text:p>46</text:p>
            <draw:frame draw:z-index="4" draw:id="id3" draw:style-name="a3" draw:name="Gráfico 10" svg:x="0.22602in" svg:y="0.02229in" svg:width="3.3239in" svg:height="0.863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47" table:formula="of:=RANDBETWEEN(1;200)" table:style-name="ce2">
            <text:p>47</text:p>
            <draw:frame draw:z-index="3" draw:id="id2" draw:style-name="a2" draw:name="Gráfico 9" svg:x="0.20647in" svg:y="0.00808in" svg:width="3.3239in" svg:height="0.8632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54" table:formula="of:=RANDBETWEEN(1;200)" table:style-name="ce2">
            <text:p>154</text:p>
          </table:table-cell>
          <table:table-cell office:value-type="float" office:value="46" table:style-name="ce2">
            <text:p>46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78" table:style-name="ce1">
            <text:p>178</text:p>
          </table:table-cell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8" table:formula="of:=RANDBETWEEN(1;200)" table:style-name="ce2">
            <text:p>38</text:p>
          </table:table-cell>
          <table:table-cell office:value-type="float" office:value="132" table:style-name="ce2">
            <text:p>13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0" table:formula="of:=RANDBETWEEN(1;200)" table:style-name="ce2">
            <text:p>200</text:p>
          </table:table-cell>
          <table:table-cell office:value-type="float" office:value="127" table:style-name="ce2">
            <text:p>127</text:p>
          </table:table-cell>
          <table:table-cell office:value-type="float" office:value="49" table:formula="of:=COM.MICROSOFT.SORT([.C21:.C30])" table:number-matrix-columns-spanned="1" table:number-matrix-rows-spanned="10" table:style-name="ce1">
            <text:p>49</text:p>
          </table:table-cell>
          <table:table-cell table:style-name="ce1"/>
          <table:table-cell office:value-type="float" office:value="49" table:formula="of:=COM.MICROSOFT.SORT([.C21:.C40])" table:number-matrix-columns-spanned="1" table:number-matrix-rows-spanned="20" table:style-name="ce1">
            <text:p>49</text:p>
          </table:table-cell>
          <table:table-cell table:style-name="ce1"/>
          <table:table-cell office:value-type="float" office:value="198" table:formula="of:=COM.MICROSOFT.SORT([.F21:.F40];;-1)" table:number-matrix-columns-spanned="1" table:number-matrix-rows-spanned="20" table:style-name="ce1">
            <text:p>198</text:p>
          </table:table-cell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59" table:formula="of:=RANDBETWEEN(1;200)" table:style-name="ce2">
            <text:p>159</text:p>
          </table:table-cell>
          <table:table-cell office:value-type="float" office:value="143" table:style-name="ce2">
            <text:p>143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1637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61" table:formula="of:=RANDBETWEEN(1;200)" table:style-name="ce2">
            <text:p>161</text:p>
          </table:table-cell>
          <table:table-cell office:value-type="float" office:value="109" table:style-name="ce2">
            <text:p>109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number-columns-repeated="1637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31" table:formula="of:=RANDBETWEEN(1;200)" table:style-name="ce2">
            <text:p>131</text:p>
          </table:table-cell>
          <table:table-cell office:value-type="float" office:value="49" table:style-name="ce2">
            <text:p>49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23" table:style-name="ce1">
            <text:p>123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number-columns-repeated="1637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97" table:formula="of:=RANDBETWEEN(1;200)" table:style-name="ce2">
            <text:p>197</text:p>
          </table:table-cell>
          <table:table-cell office:value-type="float" office:value="49" table:style-name="ce2">
            <text:p>49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number-columns-repeated="1637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67" table:formula="of:=RANDBETWEEN(1;200)" table:style-name="ce2">
            <text:p>67</text:p>
          </table:table-cell>
          <table:table-cell office:value-type="float" office:value="59" table:style-name="ce2">
            <text:p>59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59" table:formula="of:=RANDBETWEEN(1;200)" table:style-name="ce2">
            <text:p>159</text:p>
          </table:table-cell>
          <table:table-cell office:value-type="float" office:value="60" table:style-name="ce2">
            <text:p>6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26" table:formula="of:=RANDBETWEEN(1;200)" table:style-name="ce2">
            <text:p>126</text:p>
          </table:table-cell>
          <table:table-cell office:value-type="float" office:value="119" table:style-name="ce2">
            <text:p>119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number-columns-repeated="1637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73" table:style-name="ce2">
            <text:p>73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number-columns-repeated="16372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3" table:formula="of:=RANDBETWEEN(1;200)" table:style-name="ce2">
            <text:p>103</text:p>
          </table:table-cell>
          <table:table-cell office:value-type="float" office:value="54" table:style-name="ce2">
            <text:p>54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number-columns-repeated="1637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42" table:formula="of:=RANDBETWEEN(1;200)" table:style-name="ce2">
            <text:p>142</text:p>
          </table:table-cell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198" table:formula="of:=COM.MICROSOFT.SORT([.C31:.C40];;-1)" table:number-matrix-columns-spanned="1" table:number-matrix-rows-spanned="10" table:style-name="ce1">
            <text:p>198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number-columns-repeated="1637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53" table:formula="of:=RANDBETWEEN(1;200)" table:style-name="ce2">
            <text:p>153</text:p>
          </table:table-cell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1637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85" table:formula="of:=RANDBETWEEN(1;200)" table:style-name="ce2">
            <text:p>185</text:p>
          </table:table-cell>
          <table:table-cell office:value-type="float" office:value="198" table:style-name="ce2">
            <text:p>198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56" table:style-name="ce1">
            <text:p>156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1637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39" table:formula="of:=RANDBETWEEN(1;200)" table:style-name="ce2">
            <text:p>39</text:p>
          </table:table-cell>
          <table:table-cell office:value-type="float" office:value="127" table:style-name="ce2">
            <text:p>127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86" table:style-name="ce1">
            <text:p>86</text:p>
          </table:table-cell>
          <table:table-cell table:number-columns-repeated="1637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56" table:formula="of:=RANDBETWEEN(1;200)" table:style-name="ce2">
            <text:p>156</text:p>
          </table:table-cell>
          <table:table-cell office:value-type="float" office:value="133" table:style-name="ce2">
            <text:p>133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table:number-columns-repeated="1637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47" table:formula="of:=RANDBETWEEN(1;200)" table:style-name="ce2">
            <text:p>47</text:p>
          </table:table-cell>
          <table:table-cell office:value-type="float" office:value="103" table:style-name="ce2">
            <text:p>103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78" table:style-name="ce1">
            <text:p>178</text:p>
          </table:table-cell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7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70" table:formula="of:=RANDBETWEEN(1;200)" table:style-name="ce2">
            <text:p>70</text:p>
          </table:table-cell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83" table:style-name="ce1">
            <text:p>183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table:number-columns-repeated="16372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09" table:formula="of:=RANDBETWEEN(1;200)" table:style-name="ce2">
            <text:p>109</text:p>
          </table:table-cell>
          <table:table-cell office:value-type="float" office:value="196" table:style-name="ce2">
            <text:p>196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number-columns-repeated="16372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90" table:formula="of:=RANDBETWEEN(1;200)" table:style-name="ce2">
            <text:p>90</text:p>
          </table:table-cell>
          <table:table-cell office:value-type="float" office:value="183" table:style-name="ce2">
            <text:p>183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96" table:style-name="ce1">
            <text:p>196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99" table:style-name="ce1">
            <text:p>99</text:p>
          </table:table-cell>
          <table:table-cell table:number-columns-repeated="1637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54" table:formula="of:=RANDBETWEEN(1;200)" table:style-name="ce2">
            <text:p>154</text:p>
          </table:table-cell>
          <table:table-cell office:value-type="float" office:value="168" table:style-name="ce2">
            <text:p>16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98" table:style-name="ce1">
            <text:p>198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table:number-columns-repeated="16372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17" table:formula="of:=RANDBETWEEN(1;200)" table:style-name="ce2">
            <text:p>117</text:p>
          </table:table-cell>
          <table:table-cell office:value-type="float" office:value="73" table:style-name="ce2">
            <text:p>73</text:p>
          </table:table-cell>
          <table:table-cell office:value-type="float" office:value="5" table:formula="of:=COM.MICROSOFT.SORT([.C41:.C50])" table:number-matrix-columns-spanned="1" table:number-matrix-rows-spanned="10" table:style-name="ce1">
            <text:p>5</text:p>
          </table:table-cell>
          <table:table-cell table:style-name="ce1"/>
          <table:table-cell office:value-type="float" office:value="1" table:formula="of:=COM.MICROSOFT.SORT([.C41:.C60])" table:number-matrix-columns-spanned="1" table:number-matrix-rows-spanned="20" table:style-name="ce1">
            <text:p>1</text:p>
          </table:table-cell>
          <table:table-cell office:value-type="float" office:value="1" table:formula="of:=COM.MICROSOFT.SORT([.F41:.F60])" table:number-matrix-columns-spanned="1" table:number-matrix-rows-spanned="20" table:style-name="ce1">
            <text:p>1</text:p>
          </table:table-cell>
          <table:table-cell table:style-name="ce1"/>
          <table:table-cell office:value-type="float" office:value="1" table:formula="of:=COM.MICROSOFT.SORT([.F41:.F80])" table:number-matrix-columns-spanned="1" table:number-matrix-rows-spanned="40" table:style-name="ce1">
            <text:p>1</text:p>
          </table:table-cell>
          <table:table-cell table:style-name="ce1"/>
          <table:table-cell office:value-type="float" office:value="181" table:formula="of:=COM.MICROSOFT.SORT([.I41:.I80];;-1)" table:number-matrix-columns-spanned="1" table:number-matrix-rows-spanned="40" table:style-name="ce1">
            <text:p>181</text:p>
          </table:table-cell>
          <table:table-cell office:value-type="float" office:value="106" table:style-name="ce1">
            <text:p>106</text:p>
          </table:table-cell>
          <table:table-cell table:number-columns-repeated="1637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107" table:formula="of:=RANDBETWEEN(1;200)" table:style-name="ce2">
            <text:p>107</text:p>
          </table:table-cell>
          <table:table-cell office:value-type="float" office:value="134" table:style-name="ce2">
            <text:p>13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09" table:style-name="ce1">
            <text:p>109</text:p>
          </table:table-cell>
          <table:table-cell table:number-columns-repeated="1637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16" table:formula="of:=RANDBETWEEN(1;200)" table:style-name="ce2">
            <text:p>16</text:p>
          </table:table-cell>
          <table:table-cell office:value-type="float" office:value="157" table:style-name="ce2">
            <text:p>15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13" table:style-name="ce1">
            <text:p>113</text:p>
          </table:table-cell>
          <table:table-cell table:number-columns-repeated="1637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5" table:style-name="ce2">
            <text:p>5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14" table:style-name="ce1">
            <text:p>114</text:p>
          </table:table-cell>
          <table:table-cell table:number-columns-repeated="1637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33" table:formula="of:=RANDBETWEEN(1;200)" table:style-name="ce2">
            <text:p>33</text:p>
          </table:table-cell>
          <table:table-cell office:value-type="float" office:value="19" table:style-name="ce2">
            <text:p>19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16" table:style-name="ce1">
            <text:p>116</text:p>
          </table:table-cell>
          <table:table-cell table:number-columns-repeated="1637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97" table:formula="of:=RANDBETWEEN(1;200)" table:style-name="ce2">
            <text:p>197</text:p>
          </table:table-cell>
          <table:table-cell office:value-type="float" office:value="133" table:style-name="ce2">
            <text:p>13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17" table:style-name="ce1">
            <text:p>117</text:p>
          </table:table-cell>
          <table:table-cell table:number-columns-repeated="1637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126" table:style-name="ce2">
            <text:p>126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19" table:style-name="ce1">
            <text:p>119</text:p>
          </table:table-cell>
          <table:table-cell table:number-columns-repeated="1637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51" table:formula="of:=RANDBETWEEN(1;200)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21" table:style-name="ce1">
            <text:p>121</text:p>
          </table:table-cell>
          <table:table-cell table:number-columns-repeated="1637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98" table:formula="of:=RANDBETWEEN(1;200)" table:style-name="ce2">
            <text:p>98</text:p>
          </table:table-cell>
          <table:table-cell office:value-type="float" office:value="40" table:style-name="ce2">
            <text:p>40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21" table:style-name="ce1">
            <text:p>121</text:p>
          </table:table-cell>
          <table:table-cell table:number-columns-repeated="1637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53" table:formula="of:=RANDBETWEEN(1;200)" table:style-name="ce2">
            <text:p>153</text:p>
          </table:table-cell>
          <table:table-cell office:value-type="float" office:value="34" table:style-name="ce2">
            <text:p>34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21" table:style-name="ce1">
            <text:p>121</text:p>
          </table:table-cell>
          <table:table-cell table:number-columns-repeated="16372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7" table:formula="of:=RANDBETWEEN(1;200)" table:style-name="ce2">
            <text:p>7</text:p>
          </table:table-cell>
          <table:table-cell office:value-type="float" office:value="43" table:style-name="ce2">
            <text:p>43</text:p>
          </table:table-cell>
          <table:table-cell table:style-name="ce1"/>
          <table:table-cell office:value-type="float" office:value="167" table:formula="of:=COM.MICROSOFT.SORT([.C51:.C60];;-1)" table:number-matrix-columns-spanned="1" table:number-matrix-rows-spanned="10" table:style-name="ce1">
            <text:p>167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22" table:style-name="ce1">
            <text:p>122</text:p>
          </table:table-cell>
          <table:table-cell table:number-columns-repeated="16372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76" table:formula="of:=RANDBETWEEN(1;200)" table:style-name="ce2">
            <text:p>76</text:p>
          </table:table-cell>
          <table:table-cell office:value-type="float" office:value="167" table:style-name="ce2">
            <text:p>167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23" table:style-name="ce1">
            <text:p>123</text:p>
          </table:table-cell>
          <table:table-cell table:number-columns-repeated="16372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136" table:formula="of:=RANDBETWEEN(1;200)" table:style-name="ce2">
            <text:p>136</text:p>
          </table:table-cell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26" table:style-name="ce1">
            <text:p>126</text:p>
          </table:table-cell>
          <table:table-cell table:number-columns-repeated="1637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170" table:formula="of:=RANDBETWEEN(1;200)" table:style-name="ce2">
            <text:p>170</text:p>
          </table:table-cell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27" table:style-name="ce1">
            <text:p>127</text:p>
          </table:table-cell>
          <table:table-cell table:number-columns-repeated="16372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53" table:formula="of:=RANDBETWEEN(1;200)" table:style-name="ce2">
            <text:p>53</text:p>
          </table:table-cell>
          <table:table-cell office:value-type="float" office:value="121" table:style-name="ce2">
            <text:p>121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27" table:style-name="ce1">
            <text:p>127</text:p>
          </table:table-cell>
          <table:table-cell table:number-columns-repeated="16372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134" table:formula="of:=RANDBETWEEN(1;200)" table:style-name="ce2">
            <text:p>134</text:p>
          </table:table-cell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132" table:style-name="ce1">
            <text:p>132</text:p>
          </table:table-cell>
          <table:table-cell table:number-columns-repeated="16372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170" table:formula="of:=RANDBETWEEN(1;200)" table:style-name="ce2">
            <text:p>170</text:p>
          </table:table-cell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157" table:style-name="ce1">
            <text:p>157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133" table:style-name="ce1">
            <text:p>133</text:p>
          </table:table-cell>
          <table:table-cell table:number-columns-repeated="16372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166" table:formula="of:=RANDBETWEEN(1;200)" table:style-name="ce2">
            <text:p>166</text:p>
          </table:table-cell>
          <table:table-cell office:value-type="float" office:value="28" table:style-name="ce2">
            <text:p>2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133" table:style-name="ce1">
            <text:p>133</text:p>
          </table:table-cell>
          <table:table-cell table:number-columns-repeated="16372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29" table:formula="of:=RANDBETWEEN(1;200)" table:style-name="ce2">
            <text:p>29</text:p>
          </table:table-cell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134" table:style-name="ce1">
            <text:p>134</text:p>
          </table:table-cell>
          <table:table-cell table:number-columns-repeated="16372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62" table:formula="of:=RANDBETWEEN(1;200)" table:style-name="ce2">
            <text:p>62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42" table:style-name="ce1">
            <text:p>142</text:p>
          </table:table-cell>
          <table:table-cell table:number-columns-repeated="16372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172" table:formula="of:=RANDBETWEEN(1;200)" table:style-name="ce2">
            <text:p>172</text:p>
          </table:table-cell>
          <table:table-cell office:value-type="float" office:value="77" table:style-name="ce2">
            <text:p>77</text:p>
          </table:table-cell>
          <table:table-cell office:value-type="float" office:value="28" table:formula="of:=COM.MICROSOFT.SORT([.C61:.C70])" table:number-matrix-columns-spanned="1" table:number-matrix-rows-spanned="10" table:style-name="ce1">
            <text:p>28</text:p>
          </table:table-cell>
          <table:table-cell table:style-name="ce1"/>
          <table:table-cell office:value-type="float" office:value="2" table:formula="of:=COM.MICROSOFT.SORT([.C61:.C80])" table:number-matrix-columns-spanned="1" table:number-matrix-rows-spanned="20" table:style-name="ce1">
            <text:p>2</text:p>
          </table:table-cell>
          <table:table-cell table:style-name="ce1"/>
          <table:table-cell office:value-type="float" office:value="181" table:formula="of:=COM.MICROSOFT.SORT([.F61:.F80];;-1)" table:number-matrix-columns-spanned="1" table:number-matrix-rows-spanned="20" table:style-name="ce1">
            <text:p>181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43" table:style-name="ce1">
            <text:p>143</text:p>
          </table:table-cell>
          <table:table-cell table:number-columns-repeated="16372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114" table:style-name="ce2">
            <text:p>114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43" table:style-name="ce1">
            <text:p>143</text:p>
          </table:table-cell>
          <table:table-cell table:number-columns-repeated="16372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105" table:formula="of:=RANDBETWEEN(1;200)" table:style-name="ce2">
            <text:p>105</text:p>
          </table:table-cell>
          <table:table-cell office:value-type="float" office:value="149" table:style-name="ce2">
            <text:p>149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149" table:style-name="ce1">
            <text:p>149</text:p>
          </table:table-cell>
          <table:table-cell table:number-columns-repeated="16372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80" table:formula="of:=RANDBETWEEN(1;200)" table:style-name="ce2">
            <text:p>80</text:p>
          </table:table-cell>
          <table:table-cell office:value-type="float" office:value="28" table:style-name="ce2">
            <text:p>28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49" table:style-name="ce1">
            <text:p>149</text:p>
          </table:table-cell>
          <table:table-cell table:number-columns-repeated="16372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95" table:formula="of:=RANDBETWEEN(1;200)" table:style-name="ce2">
            <text:p>95</text:p>
          </table:table-cell>
          <table:table-cell office:value-type="float" office:value="59" table:style-name="ce2">
            <text:p>59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56" table:style-name="ce1">
            <text:p>156</text:p>
          </table:table-cell>
          <table:table-cell table:number-columns-repeated="16372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31" table:style-name="ce2">
            <text:p>31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57" table:style-name="ce1">
            <text:p>157</text:p>
          </table:table-cell>
          <table:table-cell table:number-columns-repeated="16372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165" table:formula="of:=RANDBETWEEN(1;200)" table:style-name="ce2">
            <text:p>165</text:p>
          </table:table-cell>
          <table:table-cell office:value-type="float" office:value="181" table:style-name="ce2">
            <text:p>181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58" table:style-name="ce1">
            <text:p>158</text:p>
          </table:table-cell>
          <table:table-cell table:number-columns-repeated="16372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103" table:formula="of:=RANDBETWEEN(1;200)" table:style-name="ce2">
            <text:p>103</text:p>
          </table:table-cell>
          <table:table-cell office:value-type="float" office:value="121" table:style-name="ce2">
            <text:p>121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61" table:style-name="ce1">
            <text:p>161</text:p>
          </table:table-cell>
          <table:table-cell table:number-columns-repeated="16372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13" table:formula="of:=RANDBETWEEN(1;200)" table:style-name="ce2">
            <text:p>13</text:p>
          </table:table-cell>
          <table:table-cell office:value-type="float" office:value="106" table:style-name="ce2">
            <text:p>106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63" table:style-name="ce1">
            <text:p>163</text:p>
          </table:table-cell>
          <table:table-cell table:number-columns-repeated="1637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41" table:formula="of:=RANDBETWEEN(1;200)" table:style-name="ce2">
            <text:p>41</text:p>
          </table:table-cell>
          <table:table-cell office:value-type="float" office:value="181" table:style-name="ce2">
            <text:p>181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64" table:style-name="ce1">
            <text:p>164</text:p>
          </table:table-cell>
          <table:table-cell table:number-columns-repeated="16372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199" table:formula="of:=RANDBETWEEN(1;200)" table:style-name="ce2">
            <text:p>199</text:p>
          </table:table-cell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165" table:formula="of:=COM.MICROSOFT.SORT([.C71:.C80];;-1)" table:number-matrix-columns-spanned="1" table:number-matrix-rows-spanned="10" table:style-name="ce1">
            <text:p>165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65" table:style-name="ce1">
            <text:p>165</text:p>
          </table:table-cell>
          <table:table-cell table:number-columns-repeated="16372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77" table:formula="of:=RANDBETWEEN(1;200)" table:style-name="ce2">
            <text:p>177</text:p>
          </table:table-cell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67" table:style-name="ce1">
            <text:p>167</text:p>
          </table:table-cell>
          <table:table-cell table:number-columns-repeated="16372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57" table:formula="of:=RANDBETWEEN(1;200)" table:style-name="ce2">
            <text:p>57</text:p>
          </table:table-cell>
          <table:table-cell office:value-type="float" office:value="165" table:style-name="ce2">
            <text:p>165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68" table:style-name="ce1">
            <text:p>168</text:p>
          </table:table-cell>
          <table:table-cell table:number-columns-repeated="16372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158" table:formula="of:=RANDBETWEEN(1;200)" table:style-name="ce2">
            <text:p>158</text:p>
          </table:table-cell>
          <table:table-cell office:value-type="float" office:value="122" table:style-name="ce2">
            <text:p>122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78" table:style-name="ce1">
            <text:p>178</text:p>
          </table:table-cell>
          <table:table-cell table:number-columns-repeated="16372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133" table:formula="of:=RANDBETWEEN(1;200)" table:style-name="ce2">
            <text:p>133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81" table:style-name="ce1">
            <text:p>181</text:p>
          </table:table-cell>
          <table:table-cell table:number-columns-repeated="16372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169" table:formula="of:=RANDBETWEEN(1;200)" table:style-name="ce2">
            <text:p>169</text:p>
          </table:table-cell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81" table:style-name="ce1">
            <text:p>181</text:p>
          </table:table-cell>
          <table:table-cell table:number-columns-repeated="16372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144" table:formula="of:=RANDBETWEEN(1;200)" table:style-name="ce2">
            <text:p>144</text:p>
          </table:table-cell>
          <table:table-cell office:value-type="float" office:value="44" table:style-name="ce2">
            <text:p>44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83" table:style-name="ce1">
            <text:p>183</text:p>
          </table:table-cell>
          <table:table-cell table:number-columns-repeated="16372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124" table:formula="of:=RANDBETWEEN(1;200)" table:style-name="ce2">
            <text:p>124</text:p>
          </table:table-cell>
          <table:table-cell office:value-type="float" office:value="45" table:style-name="ce2">
            <text:p>4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92" table:style-name="ce1">
            <text:p>192</text:p>
          </table:table-cell>
          <table:table-cell table:number-columns-repeated="16372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50" table:formula="of:=RANDBETWEEN(1;200)" table:style-name="ce2">
            <text:p>50</text:p>
          </table:table-cell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96" table:style-name="ce1">
            <text:p>196</text:p>
          </table:table-cell>
          <table:table-cell table:number-columns-repeated="16372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07" table:formula="of:=RANDBETWEEN(1;200)" table:style-name="ce2">
            <text:p>107</text:p>
          </table:table-cell>
          <table:table-cell office:value-type="float" office:value="158" table:style-name="ce2">
            <text:p>15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8" table:style-name="ce1">
            <text:p>198</text:p>
          </table:table-cell>
          <table:table-cell table:number-columns-repeated="16372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28" table:formula="of:=RANDBETWEEN(1;200)" table:style-name="ce2">
            <text:p>28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63" table:formula="of:=RANDBETWEEN(1;200)" table:style-name="ce2">
            <text:p>63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10" table:formula="of:=RANDBETWEEN(1;200)" table:style-name="ce2">
            <text:p>1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122" table:formula="of:=RANDBETWEEN(1;200)" table:style-name="ce2">
            <text:p>12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7" table:formula="of:=RANDBETWEEN(1;200)" table:style-name="ce2">
            <text:p>7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18" table:formula="of:=RANDBETWEEN(1;200)" table:style-name="ce2">
            <text:p>18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162" table:formula="of:=RANDBETWEEN(1;200)" table:style-name="ce2">
            <text:p>16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93" table:formula="of:=RANDBETWEEN(1;200)" table:style-name="ce2">
            <text:p>93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36" table:formula="of:=RANDBETWEEN(1;200)" table:style-name="ce2">
            <text:p>3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24" table:formula="of:=RANDBETWEEN(1;200)" table:style-name="ce2">
            <text:p>24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57" table:formula="of:=RANDBETWEEN(1;200)" table:style-name="ce2">
            <text:p>57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182" table:formula="of:=RANDBETWEEN(1;200)" table:style-name="ce2">
            <text:p>182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103" table:formula="of:=RANDBETWEEN(1;200)" table:style-name="ce2">
            <text:p>103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13" table:formula="of:=RANDBETWEEN(1;200)" table:style-name="ce2">
            <text:p>13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116" table:formula="of:=RANDBETWEEN(1;200)" table:style-name="ce2">
            <text:p>11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41" table:formula="of:=RANDBETWEEN(1;200)" table:style-name="ce2">
            <text:p>41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114" table:formula="of:=RANDBETWEEN(1;200)" table:style-name="ce2">
            <text:p>114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38" table:formula="of:=RANDBETWEEN(1;200)" table:style-name="ce2">
            <text:p>38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64" table:formula="of:=RANDBETWEEN(1;200)" table:style-name="ce2">
            <text:p>64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50" table:formula="of:=RANDBETWEEN(1;200)" table:style-name="ce2">
            <text:p>150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86" table:formula="of:=RANDBETWEEN(1;200)" table:style-name="ce2">
            <text:p>86</text:p>
          </table:table-cell>
          <table:table-cell office:value-type="float" office:value="2" table:style-name="ce2">
            <text:p>2</text:p>
          </table:table-cell>
          <table:table-cell table:number-columns-repeated="4" table:style-name="ce1"/>
          <table:table-cell office:value-type="float" office:value="0" table:formula="of:=COM.MICROSOFT.SORT([.F101:.F120];;-1)" table:number-matrix-columns-spanned="1" table:number-matrix-rows-spanned="2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11" table:formula="of:=RANDBETWEEN(1;200)" table:style-name="ce2">
            <text:p>11</text:p>
          </table:table-cell>
          <table:table-cell office:value-type="float" office:value="145" table:style-name="ce2">
            <text:p>145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55" table:style-name="ce2">
            <text:p>55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7" table:formula="of:=RANDBETWEEN(1;200)" table:style-name="ce2">
            <text:p>7</text:p>
          </table:table-cell>
          <table:table-cell office:value-type="float" office:value="111" table:style-name="ce2">
            <text:p>11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36" table:formula="of:=RANDBETWEEN(1;200)" table:style-name="ce2">
            <text:p>36</text:p>
          </table:table-cell>
          <table:table-cell office:value-type="float" office:value="41" table:style-name="ce2">
            <text:p>4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70" table:style-name="ce2">
            <text:p>70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32" table:formula="of:=RANDBETWEEN(1;200)" table:style-name="ce2">
            <text:p>32</text:p>
          </table:table-cell>
          <table:table-cell office:value-type="float" office:value="82" table:style-name="ce2">
            <text:p>82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77" table:formula="of:=RANDBETWEEN(1;200)" table:style-name="ce2">
            <text:p>177</text:p>
          </table:table-cell>
          <table:table-cell office:value-type="float" office:value="48" table:style-name="ce2">
            <text:p>48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13" table:formula="of:=RANDBETWEEN(1;200)" table:style-name="ce2">
            <text:p>13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float" office:value="91" table:formula="of:=RANDBETWEEN(1;200)" table:style-name="ce2">
            <text:p>91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20" table:formula="of:=RANDBETWEEN(1;200)" table:style-name="ce2">
            <text:p>20</text:p>
          </table:table-cell>
          <table:table-cell office:value-type="float" office:value="65" table:style-name="ce2">
            <text:p>65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85" table:formula="of:=RANDBETWEEN(1;200)" table:style-name="ce2">
            <text:p>85</text:p>
          </table:table-cell>
          <table:table-cell office:value-type="float" office:value="52" table:style-name="ce2">
            <text:p>52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2" table:formula="of:=RANDBETWEEN(1;200)" table:style-name="ce2">
            <text:p>2</text:p>
          </table:table-cell>
          <table:table-cell office:value-type="float" office:value="163" table:style-name="ce2">
            <text:p>163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float" office:value="63" table:formula="of:=RANDBETWEEN(1;200)" table:style-name="ce2">
            <text:p>63</text:p>
          </table:table-cell>
          <table:table-cell office:value-type="float" office:value="131" table:style-name="ce2">
            <text:p>13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124" table:formula="of:=RANDBETWEEN(1;200)" table:style-name="ce2">
            <text:p>1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float" office:value="189" table:formula="of:=RANDBETWEEN(1;200)" table:style-name="ce2">
            <text:p>189</text:p>
          </table:table-cell>
          <table:table-cell office:value-type="float" office:value="160" table:style-name="ce2">
            <text:p>160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149" table:formula="of:=RANDBETWEEN(1;200)" table:style-name="ce2">
            <text:p>149</text:p>
          </table:table-cell>
          <table:table-cell office:value-type="float" office:value="147" table:style-name="ce2">
            <text:p>147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47" table:formula="of:=RANDBETWEEN(1;200)" table:style-name="ce2">
            <text:p>147</text:p>
          </table:table-cell>
          <table:table-cell office:value-type="float" office:value="45" table:style-name="ce2">
            <text:p>45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109" table:formula="of:=RANDBETWEEN(1;200)" table:style-name="ce2">
            <text:p>109</text:p>
          </table:table-cell>
          <table:table-cell office:value-type="float" office:value="171" table:style-name="ce2">
            <text:p>17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float" office:value="26" table:formula="of:=RANDBETWEEN(1;200)" table:style-name="ce2">
            <text:p>26</text:p>
          </table:table-cell>
          <table:table-cell office:value-type="float" office:value="82" table:style-name="ce2">
            <text:p>82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52" table:formula="of:=RANDBETWEEN(1;200)" table:style-name="ce2">
            <text:p>52</text:p>
          </table:table-cell>
          <table:table-cell office:value-type="float" office:value="174" table:style-name="ce2">
            <text:p>174</text:p>
          </table:table-cell>
          <table:table-cell table:number-columns-repeated="16381" table:style-name="ce1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float" office:value="71" table:formula="of:=RANDBETWEEN(1;200)" table:style-name="ce2">
            <text:p>71</text:p>
          </table:table-cell>
          <table:table-cell office:value-type="float" office:value="21" table:style-name="ce2">
            <text:p>21</text:p>
          </table:table-cell>
          <table:table-cell table:number-columns-repeated="16381" table:style-name="ce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103" table:formula="of:=RANDBETWEEN(1;200)" table:style-name="ce2">
            <text:p>103</text:p>
          </table:table-cell>
          <table:table-cell office:value-type="float" office:value="116" table:style-name="ce2">
            <text:p>116</text:p>
          </table:table-cell>
          <table:table-cell table:number-columns-repeated="16381" table:style-name="ce1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153" table:formula="of:=RANDBETWEEN(1;200)" table:style-name="ce2">
            <text:p>153</text:p>
          </table:table-cell>
          <table:table-cell office:value-type="float" office:value="111" table:style-name="ce2">
            <text:p>111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186" table:formula="of:=RANDBETWEEN(1;200)" table:style-name="ce2">
            <text:p>186</text:p>
          </table:table-cell>
          <table:table-cell office:value-type="float" office:value="160" table:style-name="ce2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float" office:value="123" table:formula="of:=RANDBETWEEN(1;200)" table:style-name="ce2">
            <text:p>123</text:p>
          </table:table-cell>
          <table:table-cell office:value-type="float" office:value="99" table:style-name="ce2">
            <text:p>99</text:p>
          </table:table-cell>
          <table:table-cell table:number-columns-repeated="16381" table:style-name="ce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22" table:formula="of:=RANDBETWEEN(1;200)" table:style-name="ce2">
            <text:p>22</text:p>
          </table:table-cell>
          <table:table-cell office:value-type="float" office:value="47" table:style-name="ce2">
            <text:p>47</text:p>
          </table:table-cell>
          <table:table-cell table:number-columns-repeated="16381" table:style-name="ce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179" table:formula="of:=RANDBETWEEN(1;200)" table:style-name="ce2">
            <text:p>179</text:p>
          </table:table-cell>
          <table:table-cell office:value-type="float" office:value="108" table:style-name="ce2">
            <text:p>108</text:p>
          </table:table-cell>
          <table:table-cell table:number-columns-repeated="16381" table:style-name="ce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128" table:formula="of:=RANDBETWEEN(1;200)" table:style-name="ce2">
            <text:p>128</text:p>
          </table:table-cell>
          <table:table-cell office:value-type="float" office:value="184" table:style-name="ce2">
            <text:p>184</text:p>
          </table:table-cell>
          <table:table-cell table:number-columns-repeated="1638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1" table:formula="of:=RANDBETWEEN(1;200)" table:style-name="ce2">
            <text:p>1</text:p>
          </table:table-cell>
          <table:table-cell office:value-type="float" office:value="80" table:style-name="ce2">
            <text:p>80</text:p>
          </table:table-cell>
          <table:table-cell table:number-columns-repeated="16381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56" table:formula="of:=RANDBETWEEN(1;200)" table:style-name="ce2">
            <text:p>56</text:p>
          </table:table-cell>
          <table:table-cell office:value-type="float" office:value="94" table:style-name="ce2">
            <text:p>94</text:p>
          </table:table-cell>
          <table:table-cell table:number-columns-repeated="1638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float" office:value="7" table:formula="of:=RANDBETWEEN(1;200)" table:style-name="ce2">
            <text:p>7</text:p>
          </table:table-cell>
          <table:table-cell office:value-type="float" office:value="126" table:style-name="ce2">
            <text:p>126</text:p>
          </table:table-cell>
          <table:table-cell table:number-columns-repeated="16381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186" table:formula="of:=RANDBETWEEN(1;200)" table:style-name="ce2">
            <text:p>186</text:p>
          </table:table-cell>
          <table:table-cell office:value-type="float" office:value="39" table:style-name="ce2">
            <text:p>39</text:p>
          </table:table-cell>
          <table:table-cell table:number-columns-repeated="1638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float" office:value="72" table:formula="of:=RANDBETWEEN(1;200)" table:style-name="ce2">
            <text:p>72</text:p>
          </table:table-cell>
          <table:table-cell office:value-type="float" office:value="16" table:style-name="ce2">
            <text:p>16</text:p>
          </table:table-cell>
          <table:table-cell table:number-columns-repeated="1638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float" office:value="125" table:formula="of:=RANDBETWEEN(1;200)" table:style-name="ce2">
            <text:p>125</text:p>
          </table:table-cell>
          <table:table-cell office:value-type="float" office:value="166" table:style-name="ce2">
            <text:p>166</text:p>
          </table:table-cell>
          <table:table-cell table:number-columns-repeated="1638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166" table:formula="of:=RANDBETWEEN(1;200)" table:style-name="ce2">
            <text:p>166</text:p>
          </table:table-cell>
          <table:table-cell office:value-type="float" office:value="76" table:style-name="ce2">
            <text:p>76</text:p>
          </table:table-cell>
          <table:table-cell table:number-columns-repeated="16381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49" table:formula="of:=RANDBETWEEN(1;200)" table:style-name="ce2">
            <text:p>49</text:p>
          </table:table-cell>
          <table:table-cell office:value-type="float" office:value="166" table:style-name="ce2">
            <text:p>166</text:p>
          </table:table-cell>
          <table:table-cell table:number-columns-repeated="1638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133" table:formula="of:=RANDBETWEEN(1;200)" table:style-name="ce2">
            <text:p>133</text:p>
          </table:table-cell>
          <table:table-cell office:value-type="float" office:value="194" table:style-name="ce2">
            <text:p>194</text:p>
          </table:table-cell>
          <table:table-cell table:number-columns-repeated="1638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18" table:formula="of:=RANDBETWEEN(1;200)" table:style-name="ce2">
            <text:p>18</text:p>
          </table:table-cell>
          <table:table-cell office:value-type="float" office:value="72" table:style-name="ce2">
            <text:p>72</text:p>
          </table:table-cell>
          <table:table-cell table:number-columns-repeated="1638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float" office:value="134" table:formula="of:=RANDBETWEEN(1;200)" table:style-name="ce2">
            <text:p>134</text:p>
          </table:table-cell>
          <table:table-cell office:value-type="float" office:value="96" table:style-name="ce2">
            <text:p>96</text:p>
          </table:table-cell>
          <table:table-cell table:number-columns-repeated="1638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138" table:style-name="ce2">
            <text:p>138</text:p>
          </table:table-cell>
          <table:table-cell table:number-columns-repeated="1638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58" table:formula="of:=RANDBETWEEN(1;200)" table:style-name="ce2">
            <text:p>58</text:p>
          </table:table-cell>
          <table:table-cell office:value-type="float" office:value="63" table:style-name="ce2">
            <text:p>63</text:p>
          </table:table-cell>
          <table:table-cell table:number-columns-repeated="16381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55" table:style-name="ce2">
            <text:p>55</text:p>
          </table:table-cell>
          <table:table-cell table:number-columns-repeated="1638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119" table:formula="of:=RANDBETWEEN(1;200)" table:style-name="ce2">
            <text:p>119</text:p>
          </table:table-cell>
          <table:table-cell office:value-type="float" office:value="23" table:style-name="ce2">
            <text:p>23</text:p>
          </table:table-cell>
          <table:table-cell table:number-columns-repeated="1638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53" table:formula="of:=RANDBETWEEN(1;200)" table:style-name="ce2">
            <text:p>53</text:p>
          </table:table-cell>
          <table:table-cell office:value-type="float" office:value="107" table:style-name="ce2">
            <text:p>107</text:p>
          </table:table-cell>
          <table:table-cell table:number-columns-repeated="1638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float" office:value="25" table:formula="of:=RANDBETWEEN(1;200)" table:style-name="ce2">
            <text:p>25</text:p>
          </table:table-cell>
          <table:table-cell office:value-type="float" office:value="125" table:style-name="ce2">
            <text:p>125</text:p>
          </table:table-cell>
          <table:table-cell table:number-columns-repeated="1638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179" table:style-name="ce2">
            <text:p>179</text:p>
          </table:table-cell>
          <table:table-cell table:number-columns-repeated="1638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161" table:style-name="ce2">
            <text:p>161</text:p>
          </table:table-cell>
          <table:table-cell table:number-columns-repeated="1638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108" table:style-name="ce2">
            <text:p>108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156" table:formula="of:=RANDBETWEEN(1;200)" table:style-name="ce2">
            <text:p>156</text:p>
          </table:table-cell>
          <table:table-cell office:value-type="float" office:value="166" table:style-name="ce2">
            <text:p>166</text:p>
          </table:table-cell>
          <table:table-cell table:number-columns-repeated="16381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147" table:formula="of:=RANDBETWEEN(1;200)" table:style-name="ce2">
            <text:p>147</text:p>
          </table:table-cell>
          <table:table-cell office:value-type="float" office:value="165" table:style-name="ce2">
            <text:p>165</text:p>
          </table:table-cell>
          <table:table-cell table:number-columns-repeated="16381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float" office:value="170" table:formula="of:=RANDBETWEEN(1;200)" table:style-name="ce2">
            <text:p>170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72" table:style-name="ce2">
            <text:p>72</text:p>
          </table:table-cell>
          <table:table-cell table:number-columns-repeated="16381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24" table:formula="of:=RANDBETWEEN(1;200)" table:style-name="ce2">
            <text:p>24</text:p>
          </table:table-cell>
          <table:table-cell office:value-type="float" office:value="117" table:style-name="ce2">
            <text:p>117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float" office:value="194" table:formula="of:=RANDBETWEEN(1;200)" table:style-name="ce2">
            <text:p>194</text:p>
          </table:table-cell>
          <table:table-cell office:value-type="float" office:value="148" table:style-name="ce2">
            <text:p>148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42" table:style-name="ce2">
            <text:p>42</text:p>
          </table:table-cell>
          <table:table-cell table:number-columns-repeated="16381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float" office:value="179" table:formula="of:=RANDBETWEEN(1;200)" table:style-name="ce2">
            <text:p>179</text:p>
          </table:table-cell>
          <table:table-cell office:value-type="float" office:value="190" table:style-name="ce2">
            <text:p>190</text:p>
          </table:table-cell>
          <table:table-cell table:number-columns-repeated="16381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189" table:style-name="ce2">
            <text:p>189</text:p>
          </table:table-cell>
          <table:table-cell table:number-columns-repeated="16381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float" office:value="106" table:formula="of:=RANDBETWEEN(1;200)" table:style-name="ce2">
            <text:p>106</text:p>
          </table:table-cell>
          <table:table-cell office:value-type="float" office:value="70" table:style-name="ce2">
            <text:p>70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6" table:formula="of:=RANDBETWEEN(1;200)" table:style-name="ce2">
            <text:p>6</text:p>
          </table:table-cell>
          <table:table-cell office:value-type="float" office:value="32" table:style-name="ce2">
            <text:p>32</text:p>
          </table:table-cell>
          <table:table-cell table:number-columns-repeated="16381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20" table:formula="of:=RANDBETWEEN(1;200)" table:style-name="ce2">
            <text:p>20</text:p>
          </table:table-cell>
          <table:table-cell office:value-type="float" office:value="44" table:style-name="ce2">
            <text:p>44</text:p>
          </table:table-cell>
          <table:table-cell table:number-columns-repeated="1638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27" table:formula="of:=RANDBETWEEN(1;200)" table:style-name="ce2">
            <text:p>127</text:p>
          </table:table-cell>
          <table:table-cell office:value-type="float" office:value="177" table:style-name="ce2">
            <text:p>177</text:p>
          </table:table-cell>
          <table:table-cell table:number-columns-repeated="16381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float" office:value="181" table:formula="of:=RANDBETWEEN(1;200)" table:style-name="ce2">
            <text:p>181</text:p>
          </table:table-cell>
          <table:table-cell office:value-type="float" office:value="79" table:style-name="ce2">
            <text:p>79</text:p>
          </table:table-cell>
          <table:table-cell table:number-columns-repeated="16381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float" office:value="34" table:formula="of:=RANDBETWEEN(1;200)" table:style-name="ce2">
            <text:p>34</text:p>
          </table:table-cell>
          <table:table-cell office:value-type="float" office:value="40" table:style-name="ce2">
            <text:p>40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float" office:value="7" table:formula="of:=RANDBETWEEN(1;200)" table:style-name="ce2">
            <text:p>7</text:p>
          </table:table-cell>
          <table:table-cell office:value-type="float" office:value="154" table:style-name="ce2">
            <text:p>154</text:p>
          </table:table-cell>
          <table:table-cell table:number-columns-repeated="16381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88" table:style-name="ce2">
            <text:p>88</text:p>
          </table:table-cell>
          <table:table-cell table:number-columns-repeated="16381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float" office:value="82" table:formula="of:=RANDBETWEEN(1;200)" table:style-name="ce2">
            <text:p>82</text:p>
          </table:table-cell>
          <table:table-cell office:value-type="float" office:value="54" table:style-name="ce2">
            <text:p>54</text:p>
          </table:table-cell>
          <table:table-cell table:number-columns-repeated="16381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128" table:style-name="ce2">
            <text:p>128</text:p>
          </table:table-cell>
          <table:table-cell table:number-columns-repeated="16381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178" table:style-name="ce2">
            <text:p>178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float" office:value="199" table:formula="of:=RANDBETWEEN(1;200)" table:style-name="ce2">
            <text:p>199</text:p>
          </table:table-cell>
          <table:table-cell office:value-type="float" office:value="129" table:style-name="ce2">
            <text:p>129</text:p>
          </table:table-cell>
          <table:table-cell table:number-columns-repeated="1638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45" table:style-name="ce2">
            <text:p>45</text:p>
          </table:table-cell>
          <table:table-cell table:number-columns-repeated="16381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float" office:value="50" table:formula="of:=RANDBETWEEN(1;200)" table:style-name="ce2">
            <text:p>50</text:p>
          </table:table-cell>
          <table:table-cell office:value-type="float" office:value="128" table:style-name="ce2">
            <text:p>128</text:p>
          </table:table-cell>
          <table:table-cell table:number-columns-repeated="1638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float" office:value="22" table:formula="of:=RANDBETWEEN(1;200)" table:style-name="ce2">
            <text:p>22</text:p>
          </table:table-cell>
          <table:table-cell office:value-type="float" office:value="133" table:style-name="ce2">
            <text:p>133</text:p>
          </table:table-cell>
          <table:table-cell table:number-columns-repeated="16381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float" office:value="14" table:formula="of:=RANDBETWEEN(1;200)" table:style-name="ce2">
            <text:p>14</text:p>
          </table:table-cell>
          <table:table-cell office:value-type="float" office:value="67" table:style-name="ce2">
            <text:p>67</text:p>
          </table:table-cell>
          <table:table-cell table:number-columns-repeated="1638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float" office:value="96" table:formula="of:=RANDBETWEEN(1;200)" table:style-name="ce2">
            <text:p>96</text:p>
          </table:table-cell>
          <table:table-cell office:value-type="float" office:value="59" table:style-name="ce2">
            <text:p>59</text:p>
          </table:table-cell>
          <table:table-cell table:number-columns-repeated="16381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164" table:style-name="ce2">
            <text:p>164</text:p>
          </table:table-cell>
          <table:table-cell table:number-columns-repeated="16381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153" table:style-name="ce2">
            <text:p>153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float" office:value="170" table:formula="of:=RANDBETWEEN(1;200)" table:style-name="ce2">
            <text:p>170</text:p>
          </table:table-cell>
          <table:table-cell office:value-type="float" office:value="151" table:style-name="ce2">
            <text:p>151</text:p>
          </table:table-cell>
          <table:table-cell table:number-columns-repeated="16381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float" office:value="100" table:formula="of:=RANDBETWEEN(1;200)" table:style-name="ce2">
            <text:p>100</text:p>
          </table:table-cell>
          <table:table-cell office:value-type="float" office:value="125" table:style-name="ce2">
            <text:p>125</text:p>
          </table:table-cell>
          <table:table-cell table:number-columns-repeated="1638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96" table:formula="of:=RANDBETWEEN(1;200)" table:style-name="ce2">
            <text:p>96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float" office:value="175" table:formula="of:=RANDBETWEEN(1;200)" table:style-name="ce2">
            <text:p>175</text:p>
          </table:table-cell>
          <table:table-cell office:value-type="float" office:value="63" table:style-name="ce2">
            <text:p>63</text:p>
          </table:table-cell>
          <table:table-cell table:number-columns-repeated="16381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float" office:value="25" table:formula="of:=RANDBETWEEN(1;200)" table:style-name="ce2">
            <text:p>25</text:p>
          </table:table-cell>
          <table:table-cell office:value-type="float" office:value="160" table:style-name="ce2">
            <text:p>160</text:p>
          </table:table-cell>
          <table:table-cell table:number-columns-repeated="16381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float" office:value="56" table:formula="of:=RANDBETWEEN(1;200)" table:style-name="ce2">
            <text:p>56</text:p>
          </table:table-cell>
          <table:table-cell office:value-type="float" office:value="55" table:style-name="ce2">
            <text:p>55</text:p>
          </table:table-cell>
          <table:table-cell table:number-columns-repeated="16381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float" office:value="60" table:formula="of:=RANDBETWEEN(1;200)" table:style-name="ce2">
            <text:p>60</text:p>
          </table:table-cell>
          <table:table-cell office:value-type="float" office:value="140" table:style-name="ce2">
            <text:p>140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float" office:value="87" table:formula="of:=RANDBETWEEN(1;200)" table:style-name="ce2">
            <text:p>87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float" office:value="122" table:formula="of:=RANDBETWEEN(1;200)" table:style-name="ce2">
            <text:p>122</text:p>
          </table:table-cell>
          <table:table-cell office:value-type="float" office:value="95" table:style-name="ce2">
            <text:p>95</text:p>
          </table:table-cell>
          <table:table-cell table:number-columns-repeated="1638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float" office:value="22" table:formula="of:=RANDBETWEEN(1;200)" table:style-name="ce2">
            <text:p>22</text:p>
          </table:table-cell>
          <table:table-cell office:value-type="float" office:value="110" table:style-name="ce2">
            <text:p>110</text:p>
          </table:table-cell>
          <table:table-cell table:number-columns-repeated="16381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float" office:value="92" table:formula="of:=RANDBETWEEN(1;200)" table:style-name="ce2">
            <text:p>92</text:p>
          </table:table-cell>
          <table:table-cell office:value-type="float" office:value="41" table:style-name="ce2">
            <text:p>41</text:p>
          </table:table-cell>
          <table:table-cell table:number-columns-repeated="16381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float" office:value="75" table:formula="of:=RANDBETWEEN(1;200)" table:style-name="ce2">
            <text:p>75</text:p>
          </table:table-cell>
          <table:table-cell office:value-type="float" office:value="52" table:style-name="ce2">
            <text:p>52</text:p>
          </table:table-cell>
          <table:table-cell table:number-columns-repeated="16381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94" table:formula="of:=RANDBETWEEN(1;200)" table:style-name="ce2">
            <text:p>94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float" office:value="92" table:formula="of:=RANDBETWEEN(1;200)" table:style-name="ce2">
            <text:p>92</text:p>
          </table:table-cell>
          <table:table-cell office:value-type="float" office:value="18" table:style-name="ce2">
            <text:p>18</text:p>
          </table:table-cell>
          <table:table-cell table:number-columns-repeated="1638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float" office:value="199" table:formula="of:=RANDBETWEEN(1;200)" table:style-name="ce2">
            <text:p>199</text:p>
          </table:table-cell>
          <table:table-cell office:value-type="float" office:value="163" table:style-name="ce2">
            <text:p>163</text:p>
          </table:table-cell>
          <table:table-cell table:number-columns-repeated="16381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float" office:value="54" table:formula="of:=RANDBETWEEN(1;200)" table:style-name="ce2">
            <text:p>54</text:p>
          </table:table-cell>
          <table:table-cell office:value-type="float" office:value="73" table:style-name="ce2">
            <text:p>73</text:p>
          </table:table-cell>
          <table:table-cell table:number-columns-repeated="16381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float" office:value="52" table:formula="of:=RANDBETWEEN(1;200)" table:style-name="ce2">
            <text:p>52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137" table:formula="of:=RANDBETWEEN(1;200)" table:style-name="ce2">
            <text:p>137</text:p>
          </table:table-cell>
          <table:table-cell office:value-type="float" office:value="23" table:style-name="ce2">
            <text:p>23</text:p>
          </table:table-cell>
          <table:table-cell table:number-columns-repeated="16381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float" office:value="38" table:formula="of:=RANDBETWEEN(1;200)" table:style-name="ce2">
            <text:p>38</text:p>
          </table:table-cell>
          <table:table-cell office:value-type="float" office:value="74" table:style-name="ce2">
            <text:p>74</text:p>
          </table:table-cell>
          <table:table-cell table:number-columns-repeated="16381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float" office:value="175" table:formula="of:=RANDBETWEEN(1;200)" table:style-name="ce2">
            <text:p>175</text:p>
          </table:table-cell>
          <table:table-cell office:value-type="float" office:value="61" table:style-name="ce2">
            <text:p>61</text:p>
          </table:table-cell>
          <table:table-cell table:number-columns-repeated="1638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165" table:formula="of:=RANDBETWEEN(1;200)" table:style-name="ce2">
            <text:p>165</text:p>
          </table:table-cell>
          <table:table-cell office:value-type="float" office:value="81" table:style-name="ce2">
            <text:p>81</text:p>
          </table:table-cell>
          <table:table-cell table:number-columns-repeated="16381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float" office:value="73" table:formula="of:=RANDBETWEEN(1;200)" table:style-name="ce2">
            <text:p>73</text:p>
          </table:table-cell>
          <table:table-cell office:value-type="float" office:value="56" table:style-name="ce2">
            <text:p>56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float" office:value="23" table:formula="of:=RANDBETWEEN(1;200)" table:style-name="ce2">
            <text:p>23</text:p>
          </table:table-cell>
          <table:table-cell office:value-type="float" office:value="117" table:style-name="ce2">
            <text:p>117</text:p>
          </table:table-cell>
          <table:table-cell table:number-columns-repeated="16381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float" office:value="102" table:formula="of:=RANDBETWEEN(1;200)" table:style-name="ce2">
            <text:p>102</text:p>
          </table:table-cell>
          <table:table-cell office:value-type="float" office:value="157" table:style-name="ce2">
            <text:p>157</text:p>
          </table:table-cell>
          <table:table-cell table:number-columns-repeated="16381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float" office:value="39" table:formula="of:=RANDBETWEEN(1;200)" table:style-name="ce2">
            <text:p>39</text:p>
          </table:table-cell>
          <table:table-cell office:value-type="float" office:value="158" table:style-name="ce2">
            <text:p>158</text:p>
          </table:table-cell>
          <table:table-cell table:number-columns-repeated="16381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float" office:value="186" table:formula="of:=RANDBETWEEN(1;200)" table:style-name="ce2">
            <text:p>186</text:p>
          </table:table-cell>
          <table:table-cell office:value-type="float" office:value="80" table:style-name="ce2">
            <text:p>80</text:p>
          </table:table-cell>
          <table:table-cell table:number-columns-repeated="1638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float" office:value="164" table:formula="of:=RANDBETWEEN(1;200)" table:style-name="ce2">
            <text:p>164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float" office:value="43" table:formula="of:=RANDBETWEEN(1;200)" table:style-name="ce2">
            <text:p>43</text:p>
          </table:table-cell>
          <table:table-cell office:value-type="float" office:value="91" table:style-name="ce2">
            <text:p>91</text:p>
          </table:table-cell>
          <table:table-cell table:number-columns-repeated="16381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float" office:value="4" table:formula="of:=RANDBETWEEN(1;200)" table:style-name="ce2">
            <text:p>4</text:p>
          </table:table-cell>
          <table:table-cell office:value-type="float" office:value="55" table:style-name="ce2">
            <text:p>55</text:p>
          </table:table-cell>
          <table:table-cell table:number-columns-repeated="16381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122" table:style-name="ce2">
            <text:p>122</text:p>
          </table:table-cell>
          <table:table-cell table:number-columns-repeated="16381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float" office:value="107" table:formula="of:=RANDBETWEEN(1;200)" table:style-name="ce2">
            <text:p>107</text:p>
          </table:table-cell>
          <table:table-cell office:value-type="float" office:value="200" table:style-name="ce2">
            <text:p>200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float" office:value="46" table:formula="of:=RANDBETWEEN(1;200)" table:style-name="ce2">
            <text:p>46</text:p>
          </table:table-cell>
          <table:table-cell office:value-type="float" office:value="15" table:style-name="ce2">
            <text:p>15</text:p>
          </table:table-cell>
          <table:table-cell table:number-columns-repeated="16381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float" office:value="36" table:formula="of:=RANDBETWEEN(1;200)" table:style-name="ce2">
            <text:p>36</text:p>
          </table:table-cell>
          <table:table-cell office:value-type="float" office:value="150" table:style-name="ce2">
            <text:p>150</text:p>
          </table:table-cell>
          <table:table-cell table:number-columns-repeated="16381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float" office:value="172" table:formula="of:=RANDBETWEEN(1;200)" table:style-name="ce2">
            <text:p>172</text:p>
          </table:table-cell>
          <table:table-cell office:value-type="float" office:value="161" table:style-name="ce2">
            <text:p>161</text:p>
          </table:table-cell>
          <table:table-cell table:number-columns-repeated="16381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float" office:value="104" table:formula="of:=RANDBETWEEN(1;200)" table:style-name="ce2">
            <text:p>104</text:p>
          </table:table-cell>
          <table:table-cell office:value-type="float" office:value="140" table:style-name="ce2">
            <text:p>140</text:p>
          </table:table-cell>
          <table:table-cell table:number-columns-repeated="16381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float" office:value="103" table:formula="of:=RANDBETWEEN(1;200)" table:style-name="ce2">
            <text:p>103</text:p>
          </table:table-cell>
          <table:table-cell office:value-type="float" office:value="125" table:style-name="ce2">
            <text:p>125</text:p>
          </table:table-cell>
          <table:table-cell table:number-columns-repeated="1638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float" office:value="40" table:formula="of:=RANDBETWEEN(1;200)" table:style-name="ce2">
            <text:p>40</text:p>
          </table:table-cell>
          <table:table-cell office:value-type="float" office:value="59" table:style-name="ce2">
            <text:p>59</text:p>
          </table:table-cell>
          <table:table-cell table:number-columns-repeated="16381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float" office:value="95" table:formula="of:=RANDBETWEEN(1;200)" table:style-name="ce2">
            <text:p>95</text:p>
          </table:table-cell>
          <table:table-cell office:value-type="float" office:value="110" table:style-name="ce2">
            <text:p>110</text:p>
          </table:table-cell>
          <table:table-cell table:number-columns-repeated="16381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float" office:value="60" table:formula="of:=RANDBETWEEN(1;200)" table:style-name="ce2">
            <text:p>60</text:p>
          </table:table-cell>
          <table:table-cell office:value-type="float" office:value="68" table:style-name="ce2">
            <text:p>68</text:p>
          </table:table-cell>
          <table:table-cell table:number-columns-repeated="16381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float" office:value="58" table:formula="of:=RANDBETWEEN(1;200)" table:style-name="ce2">
            <text:p>58</text:p>
          </table:table-cell>
          <table:table-cell office:value-type="float" office:value="94" table:style-name="ce2">
            <text:p>94</text:p>
          </table:table-cell>
          <table:table-cell table:number-columns-repeated="16381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73" table:style-name="ce2">
            <text:p>73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float" office:value="84" table:formula="of:=RANDBETWEEN(1;200)" table:style-name="ce2">
            <text:p>84</text:p>
          </table:table-cell>
          <table:table-cell office:value-type="float" office:value="73" table:style-name="ce2">
            <text:p>73</text:p>
          </table:table-cell>
          <table:table-cell table:number-columns-repeated="16381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float" office:value="96" table:formula="of:=RANDBETWEEN(1;200)" table:style-name="ce2">
            <text:p>96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107" table:style-name="ce2">
            <text:p>107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float" office:value="25" table:formula="of:=RANDBETWEEN(1;200)" table:style-name="ce2">
            <text:p>25</text:p>
          </table:table-cell>
          <table:table-cell office:value-type="float" office:value="180" table:style-name="ce2">
            <text:p>180</text:p>
          </table:table-cell>
          <table:table-cell table:number-columns-repeated="16381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float" office:value="180" table:formula="of:=RANDBETWEEN(1;200)" table:style-name="ce2">
            <text:p>180</text:p>
          </table:table-cell>
          <table:table-cell office:value-type="float" office:value="140" table:style-name="ce2">
            <text:p>140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130" table:style-name="ce2">
            <text:p>130</text:p>
          </table:table-cell>
          <table:table-cell table:number-columns-repeated="16381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192" table:style-name="ce2">
            <text:p>192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float" office:value="100" table:formula="of:=RANDBETWEEN(1;200)" table:style-name="ce2">
            <text:p>100</text:p>
          </table:table-cell>
          <table:table-cell office:value-type="float" office:value="101" table:style-name="ce2">
            <text:p>101</text:p>
          </table:table-cell>
          <table:table-cell table:number-columns-repeated="16381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float" office:value="151" table:formula="of:=RANDBETWEEN(1;200)" table:style-name="ce2">
            <text:p>151</text:p>
          </table:table-cell>
          <table:table-cell office:value-type="float" office:value="106" table:style-name="ce2">
            <text:p>106</text:p>
          </table:table-cell>
          <table:table-cell table:number-columns-repeated="16381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float" office:value="27" table:formula="of:=RANDBETWEEN(1;200)" table:style-name="ce2">
            <text:p>27</text:p>
          </table:table-cell>
          <table:table-cell office:value-type="float" office:value="178" table:style-name="ce2">
            <text:p>178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float" office:value="26" table:formula="of:=RANDBETWEEN(1;200)" table:style-name="ce2">
            <text:p>26</text:p>
          </table:table-cell>
          <table:table-cell office:value-type="float" office:value="151" table:style-name="ce2">
            <text:p>151</text:p>
          </table:table-cell>
          <table:table-cell table:number-columns-repeated="1638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float" office:value="194" table:formula="of:=RANDBETWEEN(1;200)" table:style-name="ce2">
            <text:p>194</text:p>
          </table:table-cell>
          <table:table-cell office:value-type="float" office:value="44" table:style-name="ce2">
            <text:p>44</text:p>
          </table:table-cell>
          <table:table-cell table:number-columns-repeated="16381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float" office:value="94" table:formula="of:=RANDBETWEEN(1;200)" table:style-name="ce2">
            <text:p>94</text:p>
          </table:table-cell>
          <table:table-cell office:value-type="float" office:value="65" table:style-name="ce2">
            <text:p>65</text:p>
          </table:table-cell>
          <table:table-cell table:number-columns-repeated="16381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52" table:style-name="ce2">
            <text:p>52</text:p>
          </table:table-cell>
          <table:table-cell table:number-columns-repeated="16381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float" office:value="89" table:formula="of:=RANDBETWEEN(1;200)" table:style-name="ce2">
            <text:p>89</text:p>
          </table:table-cell>
          <table:table-cell office:value-type="float" office:value="70" table:style-name="ce2">
            <text:p>70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float" office:value="39" table:formula="of:=RANDBETWEEN(1;200)" table:style-name="ce2">
            <text:p>39</text:p>
          </table:table-cell>
          <table:table-cell office:value-type="float" office:value="127" table:style-name="ce2">
            <text:p>127</text:p>
          </table:table-cell>
          <table:table-cell table:number-columns-repeated="16381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float" office:value="77" table:formula="of:=RANDBETWEEN(1;200)" table:style-name="ce2">
            <text:p>77</text:p>
          </table:table-cell>
          <table:table-cell office:value-type="float" office:value="94" table:style-name="ce2">
            <text:p>94</text:p>
          </table:table-cell>
          <table:table-cell table:number-columns-repeated="16381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float" office:value="60" table:formula="of:=RANDBETWEEN(1;200)" table:style-name="ce2">
            <text:p>60</text:p>
          </table:table-cell>
          <table:table-cell office:value-type="float" office:value="70" table:style-name="ce2">
            <text:p>70</text:p>
          </table:table-cell>
          <table:table-cell table:number-columns-repeated="16381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float" office:value="109" table:formula="of:=RANDBETWEEN(1;200)" table:style-name="ce2">
            <text:p>109</text:p>
          </table:table-cell>
          <table:table-cell office:value-type="float" office:value="189" table:style-name="ce2">
            <text:p>189</text:p>
          </table:table-cell>
          <table:table-cell table:number-columns-repeated="16381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float" office:value="28" table:formula="of:=RANDBETWEEN(1;200)" table:style-name="ce2">
            <text:p>28</text:p>
          </table:table-cell>
          <table:table-cell office:value-type="float" office:value="172" table:style-name="ce2">
            <text:p>172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float" office:value="178" table:formula="of:=RANDBETWEEN(1;200)" table:style-name="ce2">
            <text:p>178</text:p>
          </table:table-cell>
          <table:table-cell office:value-type="float" office:value="102" table:style-name="ce2">
            <text:p>102</text:p>
          </table:table-cell>
          <table:table-cell table:number-columns-repeated="16381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float" office:value="84" table:formula="of:=RANDBETWEEN(1;200)" table:style-name="ce2">
            <text:p>84</text:p>
          </table:table-cell>
          <table:table-cell office:value-type="float" office:value="38" table:style-name="ce2">
            <text:p>38</text:p>
          </table:table-cell>
          <table:table-cell table:number-columns-repeated="16381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float" office:value="106" table:formula="of:=RANDBETWEEN(1;200)" table:style-name="ce2">
            <text:p>106</text:p>
          </table:table-cell>
          <table:table-cell office:value-type="float" office:value="31" table:style-name="ce2">
            <text:p>31</text:p>
          </table:table-cell>
          <table:table-cell table:number-columns-repeated="16381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float" office:value="25" table:formula="of:=RANDBETWEEN(1;200)" table:style-name="ce2">
            <text:p>25</text:p>
          </table:table-cell>
          <table:table-cell office:value-type="float" office:value="89" table:style-name="ce2">
            <text:p>89</text:p>
          </table:table-cell>
          <table:table-cell table:number-columns-repeated="16381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float" office:value="64" table:formula="of:=RANDBETWEEN(1;200)" table:style-name="ce2">
            <text:p>64</text:p>
          </table:table-cell>
          <table:table-cell office:value-type="float" office:value="40" table:style-name="ce2">
            <text:p>40</text:p>
          </table:table-cell>
          <table:table-cell table:number-columns-repeated="16381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float" office:value="199" table:formula="of:=RANDBETWEEN(1;200)" table:style-name="ce2">
            <text:p>199</text:p>
          </table:table-cell>
          <table:table-cell office:value-type="float" office:value="175" table:style-name="ce2">
            <text:p>175</text:p>
          </table:table-cell>
          <table:table-cell table:number-columns-repeated="16381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float" office:value="128" table:formula="of:=RANDBETWEEN(1;200)" table:style-name="ce2">
            <text:p>128</text:p>
          </table:table-cell>
          <table:table-cell office:value-type="float" office:value="54" table:style-name="ce2">
            <text:p>54</text:p>
          </table:table-cell>
          <table:table-cell table:number-columns-repeated="16381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float" office:value="58" table:formula="of:=RANDBETWEEN(1;200)" table:style-name="ce2">
            <text:p>58</text:p>
          </table:table-cell>
          <table:table-cell office:value-type="float" office:value="127" table:style-name="ce2">
            <text:p>127</text:p>
          </table:table-cell>
          <table:table-cell table:number-columns-repeated="16381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float" office:value="35" table:formula="of:=RANDBETWEEN(1;200)" table:style-name="ce2">
            <text:p>35</text:p>
          </table:table-cell>
          <table:table-cell office:value-type="float" office:value="120" table:style-name="ce2">
            <text:p>120</text:p>
          </table:table-cell>
          <table:table-cell table:number-columns-repeated="16381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float" office:value="106" table:formula="of:=RANDBETWEEN(1;200)" table:style-name="ce2">
            <text:p>106</text:p>
          </table:table-cell>
          <table:table-cell office:value-type="float" office:value="71" table:style-name="ce2">
            <text:p>71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float" office:value="3" table:formula="of:=RANDBETWEEN(1;200)" table:style-name="ce2">
            <text:p>3</text:p>
          </table:table-cell>
          <table:table-cell office:value-type="float" office:value="189" table:style-name="ce2">
            <text:p>189</text:p>
          </table:table-cell>
          <table:table-cell table:number-columns-repeated="1638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float" office:value="105" table:formula="of:=RANDBETWEEN(1;200)" table:style-name="ce2">
            <text:p>105</text:p>
          </table:table-cell>
          <table:table-cell office:value-type="float" office:value="114" table:style-name="ce2">
            <text:p>114</text:p>
          </table:table-cell>
          <table:table-cell table:number-columns-repeated="16381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float" office:value="14" table:formula="of:=RANDBETWEEN(1;200)" table:style-name="ce2">
            <text:p>14</text:p>
          </table:table-cell>
          <table:table-cell office:value-type="float" office:value="177" table:style-name="ce2">
            <text:p>177</text:p>
          </table:table-cell>
          <table:table-cell table:number-columns-repeated="16381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float" office:value="91" table:formula="of:=RANDBETWEEN(1;200)" table:style-name="ce2">
            <text:p>91</text:p>
          </table:table-cell>
          <table:table-cell office:value-type="float" office:value="191" table:style-name="ce2">
            <text:p>191</text:p>
          </table:table-cell>
          <table:table-cell table:number-columns-repeated="16381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float" office:value="151" table:formula="of:=RANDBETWEEN(1;200)" table:style-name="ce2">
            <text:p>151</text:p>
          </table:table-cell>
          <table:table-cell office:value-type="float" office:value="150" table:style-name="ce2">
            <text:p>150</text:p>
          </table:table-cell>
          <table:table-cell table:number-columns-repeated="16381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float" office:value="16" table:formula="of:=RANDBETWEEN(1;200)" table:style-name="ce2">
            <text:p>16</text:p>
          </table:table-cell>
          <table:table-cell office:value-type="float" office:value="47" table:style-name="ce2">
            <text:p>47</text:p>
          </table:table-cell>
          <table:table-cell table:number-columns-repeated="16381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55" table:style-name="ce2">
            <text:p>55</text:p>
          </table:table-cell>
          <table:table-cell table:number-columns-repeated="16381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97" table:formula="of:=RANDBETWEEN(1;200)" table:style-name="ce2">
            <text:p>97</text:p>
          </table:table-cell>
          <table:table-cell office:value-type="float" office:value="189" table:style-name="ce2">
            <text:p>189</text:p>
          </table:table-cell>
          <table:table-cell table:number-columns-repeated="16381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float" office:value="150" table:formula="of:=RANDBETWEEN(1;200)" table:style-name="ce2">
            <text:p>150</text:p>
          </table:table-cell>
          <table:table-cell office:value-type="float" office:value="161" table:style-name="ce2">
            <text:p>161</text:p>
          </table:table-cell>
          <table:table-cell table:number-columns-repeated="16381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float" office:value="115" table:formula="of:=RANDBETWEEN(1;200)" table:style-name="ce2">
            <text:p>115</text:p>
          </table:table-cell>
          <table:table-cell office:value-type="float" office:value="141" table:style-name="ce2">
            <text:p>141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float" office:value="2" table:formula="of:=RANDBETWEEN(1;200)" table:style-name="ce2">
            <text:p>2</text:p>
          </table:table-cell>
          <table:table-cell office:value-type="float" office:value="126" table:style-name="ce2">
            <text:p>126</text:p>
          </table:table-cell>
          <table:table-cell table:number-columns-repeated="16381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84" table:style-name="ce2">
            <text:p>84</text:p>
          </table:table-cell>
          <table:table-cell table:number-columns-repeated="16381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float" office:value="60" table:formula="of:=RANDBETWEEN(1;200)" table:style-name="ce2">
            <text:p>60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float" office:value="183" table:formula="of:=RANDBETWEEN(1;200)" table:style-name="ce2">
            <text:p>183</text:p>
          </table:table-cell>
          <table:table-cell office:value-type="float" office:value="155" table:style-name="ce2">
            <text:p>155</text:p>
          </table:table-cell>
          <table:table-cell table:number-columns-repeated="1638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float" office:value="117" table:formula="of:=RANDBETWEEN(1;200)" table:style-name="ce2">
            <text:p>117</text:p>
          </table:table-cell>
          <table:table-cell office:value-type="float" office:value="158" table:style-name="ce2">
            <text:p>158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float" office:value="186" table:formula="of:=RANDBETWEEN(1;200)" table:style-name="ce2">
            <text:p>186</text:p>
          </table:table-cell>
          <table:table-cell office:value-type="float" office:value="13" table:style-name="ce2">
            <text:p>13</text:p>
          </table:table-cell>
          <table:table-cell table:number-columns-repeated="16381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float" office:value="173" table:formula="of:=RANDBETWEEN(1;200)" table:style-name="ce2">
            <text:p>173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51" table:style-name="ce2">
            <text:p>51</text:p>
          </table:table-cell>
          <table:table-cell table:number-columns-repeated="16381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float" office:value="147" table:formula="of:=RANDBETWEEN(1;200)" table:style-name="ce2">
            <text:p>147</text:p>
          </table:table-cell>
          <table:table-cell office:value-type="float" office:value="28" table:style-name="ce2">
            <text:p>28</text:p>
          </table:table-cell>
          <table:table-cell table:number-columns-repeated="16381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float" office:value="156" table:formula="of:=RANDBETWEEN(1;200)" table:style-name="ce2">
            <text:p>156</text:p>
          </table:table-cell>
          <table:table-cell office:value-type="float" office:value="131" table:style-name="ce2">
            <text:p>131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153" table:formula="of:=RANDBETWEEN(1;200)" table:style-name="ce2">
            <text:p>153</text:p>
          </table:table-cell>
          <table:table-cell office:value-type="float" office:value="123" table:style-name="ce2">
            <text:p>123</text:p>
          </table:table-cell>
          <table:table-cell table:number-columns-repeated="16381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float" office:value="41" table:formula="of:=RANDBETWEEN(1;200)" table:style-name="ce2">
            <text:p>41</text:p>
          </table:table-cell>
          <table:table-cell office:value-type="float" office:value="75" table:style-name="ce2">
            <text:p>75</text:p>
          </table:table-cell>
          <table:table-cell table:number-columns-repeated="16381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float" office:value="64" table:formula="of:=RANDBETWEEN(1;200)" table:style-name="ce2">
            <text:p>64</text:p>
          </table:table-cell>
          <table:table-cell office:value-type="float" office:value="170" table:style-name="ce2">
            <text:p>170</text:p>
          </table:table-cell>
          <table:table-cell table:number-columns-repeated="16381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float" office:value="107" table:formula="of:=RANDBETWEEN(1;200)" table:style-name="ce2">
            <text:p>107</text:p>
          </table:table-cell>
          <table:table-cell office:value-type="float" office:value="196" table:style-name="ce2">
            <text:p>196</text:p>
          </table:table-cell>
          <table:table-cell table:number-columns-repeated="16381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float" office:value="149" table:formula="of:=RANDBETWEEN(1;200)" table:style-name="ce2">
            <text:p>149</text:p>
          </table:table-cell>
          <table:table-cell office:value-type="float" office:value="154" table:style-name="ce2">
            <text:p>154</text:p>
          </table:table-cell>
          <table:table-cell table:number-columns-repeated="1638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175" table:style-name="ce2">
            <text:p>175</text:p>
          </table:table-cell>
          <table:table-cell table:number-columns-repeated="16381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float" office:value="32" table:formula="of:=RANDBETWEEN(1;200)" table:style-name="ce2">
            <text:p>32</text:p>
          </table:table-cell>
          <table:table-cell office:value-type="float" office:value="145" table:style-name="ce2">
            <text:p>145</text:p>
          </table:table-cell>
          <table:table-cell table:number-columns-repeated="16381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float" office:value="49" table:formula="of:=RANDBETWEEN(1;200)" table:style-name="ce2">
            <text:p>49</text:p>
          </table:table-cell>
          <table:table-cell office:value-type="float" office:value="91" table:style-name="ce2">
            <text:p>91</text:p>
          </table:table-cell>
          <table:table-cell table:number-columns-repeated="16381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float" office:value="133" table:formula="of:=RANDBETWEEN(1;200)" table:style-name="ce2">
            <text:p>133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float" office:value="149" table:formula="of:=RANDBETWEEN(1;200)" table:style-name="ce2">
            <text:p>149</text:p>
          </table:table-cell>
          <table:table-cell office:value-type="float" office:value="134" table:style-name="ce2">
            <text:p>134</text:p>
          </table:table-cell>
          <table:table-cell table:number-columns-repeated="16381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float" office:value="152" table:formula="of:=RANDBETWEEN(1;200)" table:style-name="ce2">
            <text:p>152</text:p>
          </table:table-cell>
          <table:table-cell office:value-type="float" office:value="31" table:style-name="ce2">
            <text:p>31</text:p>
          </table:table-cell>
          <table:table-cell table:number-columns-repeated="16381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float" office:value="171" table:formula="of:=RANDBETWEEN(1;200)" table:style-name="ce2">
            <text:p>171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float" office:value="105" table:formula="of:=RANDBETWEEN(1;200)" table:style-name="ce2">
            <text:p>105</text:p>
          </table:table-cell>
          <table:table-cell office:value-type="float" office:value="38" table:style-name="ce2">
            <text:p>38</text:p>
          </table:table-cell>
          <table:table-cell table:number-columns-repeated="16381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float" office:value="117" table:formula="of:=RANDBETWEEN(1;200)" table:style-name="ce2">
            <text:p>117</text:p>
          </table:table-cell>
          <table:table-cell office:value-type="float" office:value="28" table:style-name="ce2">
            <text:p>28</text:p>
          </table:table-cell>
          <table:table-cell table:number-columns-repeated="1638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float" office:value="117" table:formula="of:=RANDBETWEEN(1;200)" table:style-name="ce2">
            <text:p>117</text:p>
          </table:table-cell>
          <table:table-cell office:value-type="float" office:value="198" table:style-name="ce2">
            <text:p>198</text:p>
          </table:table-cell>
          <table:table-cell table:number-columns-repeated="1638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81" table:style-name="ce2">
            <text:p>81</text:p>
          </table:table-cell>
          <table:table-cell table:number-columns-repeated="16381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float" office:value="156" table:formula="of:=RANDBETWEEN(1;200)" table:style-name="ce2">
            <text:p>156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float" office:value="175" table:formula="of:=RANDBETWEEN(1;200)" table:style-name="ce2">
            <text:p>175</text:p>
          </table:table-cell>
          <table:table-cell office:value-type="float" office:value="187" table:style-name="ce2">
            <text:p>187</text:p>
          </table:table-cell>
          <table:table-cell table:number-columns-repeated="16381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float" office:value="180" table:formula="of:=RANDBETWEEN(1;200)" table:style-name="ce2">
            <text:p>180</text:p>
          </table:table-cell>
          <table:table-cell office:value-type="float" office:value="33" table:style-name="ce2">
            <text:p>33</text:p>
          </table:table-cell>
          <table:table-cell table:number-columns-repeated="16381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float" office:value="181" table:formula="of:=RANDBETWEEN(1;200)" table:style-name="ce2">
            <text:p>181</text:p>
          </table:table-cell>
          <table:table-cell office:value-type="float" office:value="148" table:style-name="ce2">
            <text:p>148</text:p>
          </table:table-cell>
          <table:table-cell table:number-columns-repeated="16381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float" office:value="6" table:formula="of:=RANDBETWEEN(1;200)" table:style-name="ce2">
            <text:p>6</text:p>
          </table:table-cell>
          <table:table-cell office:value-type="float" office:value="129" table:style-name="ce2">
            <text:p>129</text:p>
          </table:table-cell>
          <table:table-cell table:number-columns-repeated="16381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float" office:value="128" table:formula="of:=RANDBETWEEN(1;200)" table:style-name="ce2">
            <text:p>128</text:p>
          </table:table-cell>
          <table:table-cell office:value-type="float" office:value="74" table:style-name="ce2">
            <text:p>74</text:p>
          </table:table-cell>
          <table:table-cell table:number-columns-repeated="16381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float" office:value="4" table:formula="of:=RANDBETWEEN(1;200)" table:style-name="ce2">
            <text:p>4</text:p>
          </table:table-cell>
          <table:table-cell office:value-type="float" office:value="24" table:style-name="ce2">
            <text:p>24</text:p>
          </table:table-cell>
          <table:table-cell table:number-columns-repeated="16381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float" office:value="14" table:formula="of:=RANDBETWEEN(1;200)" table:style-name="ce2">
            <text:p>14</text:p>
          </table:table-cell>
          <table:table-cell office:value-type="float" office:value="135" table:style-name="ce2">
            <text:p>135</text:p>
          </table:table-cell>
          <table:table-cell table:number-columns-repeated="16381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float" office:value="149" table:formula="of:=RANDBETWEEN(1;200)" table:style-name="ce2">
            <text:p>149</text:p>
          </table:table-cell>
          <table:table-cell office:value-type="float" office:value="30" table:style-name="ce2">
            <text:p>30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float" office:value="94" table:formula="of:=RANDBETWEEN(1;200)" table:style-name="ce2">
            <text:p>94</text:p>
          </table:table-cell>
          <table:table-cell office:value-type="float" office:value="179" table:style-name="ce2">
            <text:p>179</text:p>
          </table:table-cell>
          <table:table-cell table:number-columns-repeated="16381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float" office:value="7" table:formula="of:=RANDBETWEEN(1;200)" table:style-name="ce2">
            <text:p>7</text:p>
          </table:table-cell>
          <table:table-cell office:value-type="float" office:value="151" table:style-name="ce2">
            <text:p>151</text:p>
          </table:table-cell>
          <table:table-cell table:number-columns-repeated="16381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float" office:value="90" table:formula="of:=RANDBETWEEN(1;200)" table:style-name="ce2">
            <text:p>90</text:p>
          </table:table-cell>
          <table:table-cell office:value-type="float" office:value="162" table:style-name="ce2">
            <text:p>162</text:p>
          </table:table-cell>
          <table:table-cell table:number-columns-repeated="16381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float" office:value="95" table:formula="of:=RANDBETWEEN(1;200)" table:style-name="ce2">
            <text:p>95</text:p>
          </table:table-cell>
          <table:table-cell office:value-type="float" office:value="43" table:style-name="ce2">
            <text:p>43</text:p>
          </table:table-cell>
          <table:table-cell table:number-columns-repeated="16381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float" office:value="18" table:formula="of:=RANDBETWEEN(1;200)" table:style-name="ce2">
            <text:p>18</text:p>
          </table:table-cell>
          <table:table-cell office:value-type="float" office:value="199" table:style-name="ce2">
            <text:p>199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6" table:formula="of:=RANDBETWEEN(1;200)" table:style-name="ce2">
            <text:p>6</text:p>
          </table:table-cell>
          <table:table-cell office:value-type="float" office:value="146" table:style-name="ce2">
            <text:p>146</text:p>
          </table:table-cell>
          <table:table-cell table:number-columns-repeated="16381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float" office:value="107" table:formula="of:=RANDBETWEEN(1;200)" table:style-name="ce2">
            <text:p>107</text:p>
          </table:table-cell>
          <table:table-cell office:value-type="float" office:value="138" table:style-name="ce2">
            <text:p>138</text:p>
          </table:table-cell>
          <table:table-cell table:number-columns-repeated="16381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float" office:value="100" table:formula="of:=RANDBETWEEN(1;200)" table:style-name="ce2">
            <text:p>100</text:p>
          </table:table-cell>
          <table:table-cell office:value-type="float" office:value="198" table:style-name="ce2">
            <text:p>198</text:p>
          </table:table-cell>
          <table:table-cell table:number-columns-repeated="16381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float" office:value="68" table:formula="of:=RANDBETWEEN(1;200)" table:style-name="ce2">
            <text:p>68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float" office:value="68" table:formula="of:=RANDBETWEEN(1;200)" table:style-name="ce2">
            <text:p>68</text:p>
          </table:table-cell>
          <table:table-cell office:value-type="float" office:value="49" table:style-name="ce2">
            <text:p>49</text:p>
          </table:table-cell>
          <table:table-cell table:number-columns-repeated="1638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float" office:value="79" table:formula="of:=RANDBETWEEN(1;200)" table:style-name="ce2">
            <text:p>79</text:p>
          </table:table-cell>
          <table:table-cell office:value-type="float" office:value="190" table:style-name="ce2">
            <text:p>190</text:p>
          </table:table-cell>
          <table:table-cell table:number-columns-repeated="16381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float" office:value="179" table:formula="of:=RANDBETWEEN(1;200)" table:style-name="ce2">
            <text:p>179</text:p>
          </table:table-cell>
          <table:table-cell office:value-type="float" office:value="18" table:style-name="ce2">
            <text:p>18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float" office:value="96" table:formula="of:=RANDBETWEEN(1;200)" table:style-name="ce2">
            <text:p>96</text:p>
          </table:table-cell>
          <table:table-cell office:value-type="float" office:value="27" table:style-name="ce2">
            <text:p>27</text:p>
          </table:table-cell>
          <table:table-cell table:number-columns-repeated="16381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float" office:value="190" table:formula="of:=RANDBETWEEN(1;200)" table:style-name="ce2">
            <text:p>190</text:p>
          </table:table-cell>
          <table:table-cell office:value-type="float" office:value="170" table:style-name="ce2">
            <text:p>170</text:p>
          </table:table-cell>
          <table:table-cell table:number-columns-repeated="16381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float" office:value="32" table:formula="of:=RANDBETWEEN(1;200)" table:style-name="ce2">
            <text:p>32</text:p>
          </table:table-cell>
          <table:table-cell office:value-type="float" office:value="48" table:style-name="ce2">
            <text:p>48</text:p>
          </table:table-cell>
          <table:table-cell table:number-columns-repeated="16381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float" office:value="151" table:formula="of:=RANDBETWEEN(1;200)" table:style-name="ce2">
            <text:p>151</text:p>
          </table:table-cell>
          <table:table-cell office:value-type="float" office:value="29" table:style-name="ce2">
            <text:p>29</text:p>
          </table:table-cell>
          <table:table-cell table:number-columns-repeated="16381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float" office:value="181" table:formula="of:=RANDBETWEEN(1;200)" table:style-name="ce2">
            <text:p>181</text:p>
          </table:table-cell>
          <table:table-cell office:value-type="float" office:value="2" table:style-name="ce2">
            <text:p>2</text:p>
          </table:table-cell>
          <table:table-cell table:number-columns-repeated="16381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float" office:value="51" table:formula="of:=RANDBETWEEN(1;200)" table:style-name="ce2">
            <text:p>51</text:p>
          </table:table-cell>
          <table:table-cell office:value-type="float" office:value="19" table:style-name="ce2">
            <text:p>19</text:p>
          </table:table-cell>
          <table:table-cell table:number-columns-repeated="16381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float" office:value="96" table:formula="of:=RANDBETWEEN(1;200)" table:style-name="ce2">
            <text:p>96</text:p>
          </table:table-cell>
          <table:table-cell office:value-type="float" office:value="185" table:style-name="ce2">
            <text:p>185</text:p>
          </table:table-cell>
          <table:table-cell table:number-columns-repeated="16381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float" office:value="92" table:formula="of:=RANDBETWEEN(1;200)" table:style-name="ce2">
            <text:p>92</text:p>
          </table:table-cell>
          <table:table-cell office:value-type="float" office:value="120" table:style-name="ce2">
            <text:p>120</text:p>
          </table:table-cell>
          <table:table-cell table:number-columns-repeated="16381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float" office:value="18" table:formula="of:=RANDBETWEEN(1;200)" table:style-name="ce2">
            <text:p>18</text:p>
          </table:table-cell>
          <table:table-cell office:value-type="float" office:value="191" table:style-name="ce2">
            <text:p>191</text:p>
          </table:table-cell>
          <table:table-cell table:number-columns-repeated="16381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float" office:value="118" table:formula="of:=RANDBETWEEN(1;200)" table:style-name="ce2">
            <text:p>118</text:p>
          </table:table-cell>
          <table:table-cell office:value-type="float" office:value="56" table:style-name="ce2">
            <text:p>56</text:p>
          </table:table-cell>
          <table:table-cell table:number-columns-repeated="16381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111" table:formula="of:=RANDBETWEEN(1;200)" table:style-name="ce2">
            <text:p>111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float" office:value="109" table:formula="of:=RANDBETWEEN(1;200)" table:style-name="ce2">
            <text:p>109</text:p>
          </table:table-cell>
          <table:table-cell office:value-type="float" office:value="109" table:style-name="ce2">
            <text:p>109</text:p>
          </table:table-cell>
          <table:table-cell table:number-columns-repeated="1638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120" table:formula="of:=RANDBETWEEN(1;200)" table:style-name="ce2">
            <text:p>120</text:p>
          </table:table-cell>
          <table:table-cell office:value-type="float" office:value="50" table:style-name="ce2">
            <text:p>50</text:p>
          </table:table-cell>
          <table:table-cell table:number-columns-repeated="16381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float" office:value="56" table:formula="of:=RANDBETWEEN(1;200)" table:style-name="ce2">
            <text:p>56</text:p>
          </table:table-cell>
          <table:table-cell office:value-type="float" office:value="49" table:style-name="ce2">
            <text:p>49</text:p>
          </table:table-cell>
          <table:table-cell table:number-columns-repeated="16381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float" office:value="71" table:formula="of:=RANDBETWEEN(1;200)" table:style-name="ce2">
            <text:p>71</text:p>
          </table:table-cell>
          <table:table-cell office:value-type="float" office:value="33" table:style-name="ce2">
            <text:p>33</text:p>
          </table:table-cell>
          <table:table-cell table:number-columns-repeated="16381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float" office:value="101" table:formula="of:=RANDBETWEEN(1;200)" table:style-name="ce2">
            <text:p>101</text:p>
          </table:table-cell>
          <table:table-cell office:value-type="float" office:value="97" table:style-name="ce2">
            <text:p>97</text:p>
          </table:table-cell>
          <table:table-cell table:number-columns-repeated="16381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float" office:value="185" table:formula="of:=RANDBETWEEN(1;200)" table:style-name="ce2">
            <text:p>185</text:p>
          </table:table-cell>
          <table:table-cell office:value-type="float" office:value="25" table:style-name="ce2">
            <text:p>25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float" office:value="70" table:formula="of:=RANDBETWEEN(1;200)" table:style-name="ce2">
            <text:p>70</text:p>
          </table:table-cell>
          <table:table-cell office:value-type="float" office:value="165" table:style-name="ce2">
            <text:p>165</text:p>
          </table:table-cell>
          <table:table-cell table:number-columns-repeated="16381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float" office:value="81" table:formula="of:=RANDBETWEEN(1;200)" table:style-name="ce2">
            <text:p>81</text:p>
          </table:table-cell>
          <table:table-cell office:value-type="float" office:value="83" table:style-name="ce2">
            <text:p>83</text:p>
          </table:table-cell>
          <table:table-cell table:number-columns-repeated="16381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float" office:value="136" table:formula="of:=RANDBETWEEN(1;200)" table:style-name="ce2">
            <text:p>136</text:p>
          </table:table-cell>
          <table:table-cell office:value-type="float" office:value="99" table:style-name="ce2">
            <text:p>99</text:p>
          </table:table-cell>
          <table:table-cell table:number-columns-repeated="16381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float" office:value="140" table:formula="of:=RANDBETWEEN(1;200)" table:style-name="ce2">
            <text:p>140</text:p>
          </table:table-cell>
          <table:table-cell office:value-type="float" office:value="136" table:style-name="ce2">
            <text:p>136</text:p>
          </table:table-cell>
          <table:table-cell table:number-columns-repeated="16381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float" office:value="67" table:formula="of:=RANDBETWEEN(1;200)" table:style-name="ce2">
            <text:p>67</text:p>
          </table:table-cell>
          <table:table-cell office:value-type="float" office:value="87" table:style-name="ce2">
            <text:p>87</text:p>
          </table:table-cell>
          <table:table-cell table:number-columns-repeated="1638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float" office:value="119" table:formula="of:=RANDBETWEEN(1;200)" table:style-name="ce2">
            <text:p>119</text:p>
          </table:table-cell>
          <table:table-cell office:value-type="float" office:value="26" table:style-name="ce2">
            <text:p>26</text:p>
          </table:table-cell>
          <table:table-cell table:number-columns-repeated="16381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float" office:value="117" table:formula="of:=RANDBETWEEN(1;200)" table:style-name="ce2">
            <text:p>117</text:p>
          </table:table-cell>
          <table:table-cell office:value-type="float" office:value="106" table:style-name="ce2">
            <text:p>106</text:p>
          </table:table-cell>
          <table:table-cell table:number-columns-repeated="16381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float" office:value="57" table:formula="of:=RANDBETWEEN(1;200)" table:style-name="ce2">
            <text:p>57</text:p>
          </table:table-cell>
          <table:table-cell office:value-type="float" office:value="179" table:style-name="ce2">
            <text:p>179</text:p>
          </table:table-cell>
          <table:table-cell table:number-columns-repeated="16381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float" office:value="8" table:formula="of:=RANDBETWEEN(1;200)" table:style-name="ce2">
            <text:p>8</text:p>
          </table:table-cell>
          <table:table-cell office:value-type="float" office:value="180" table:style-name="ce2">
            <text:p>180</text:p>
          </table:table-cell>
          <table:table-cell table:number-columns-repeated="16381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128" table:formula="of:=RANDBETWEEN(1;200)" table:style-name="ce2">
            <text:p>128</text:p>
          </table:table-cell>
          <table:table-cell office:value-type="float" office:value="132" table:style-name="ce2">
            <text:p>132</text:p>
          </table:table-cell>
          <table:table-cell table:number-columns-repeated="16381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76" table:style-name="ce2">
            <text:p>76</text:p>
          </table:table-cell>
          <table:table-cell table:number-columns-repeated="16381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74" table:style-name="ce2">
            <text:p>74</text:p>
          </table:table-cell>
          <table:table-cell table:number-columns-repeated="16381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float" office:value="80" table:formula="of:=RANDBETWEEN(1;200)" table:style-name="ce2">
            <text:p>80</text:p>
          </table:table-cell>
          <table:table-cell office:value-type="float" office:value="192" table:style-name="ce2">
            <text:p>192</text:p>
          </table:table-cell>
          <table:table-cell table:number-columns-repeated="16381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float" office:value="12" table:formula="of:=RANDBETWEEN(1;200)" table:style-name="ce2">
            <text:p>12</text:p>
          </table:table-cell>
          <table:table-cell office:value-type="float" office:value="177" table:style-name="ce2">
            <text:p>177</text:p>
          </table:table-cell>
          <table:table-cell table:number-columns-repeated="16381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float" office:value="138" table:formula="of:=RANDBETWEEN(1;200)" table:style-name="ce2">
            <text:p>138</text:p>
          </table:table-cell>
          <table:table-cell office:value-type="float" office:value="177" table:style-name="ce2">
            <text:p>177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float" office:value="164" table:formula="of:=RANDBETWEEN(1;200)" table:style-name="ce2">
            <text:p>164</text:p>
          </table:table-cell>
          <table:table-cell office:value-type="float" office:value="80" table:style-name="ce2">
            <text:p>80</text:p>
          </table:table-cell>
          <table:table-cell table:number-columns-repeated="16381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float" office:value="113" table:formula="of:=RANDBETWEEN(1;200)" table:style-name="ce2">
            <text:p>113</text:p>
          </table:table-cell>
          <table:table-cell office:value-type="float" office:value="76" table:style-name="ce2">
            <text:p>76</text:p>
          </table:table-cell>
          <table:table-cell table:number-columns-repeated="16381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float" office:value="193" table:formula="of:=RANDBETWEEN(1;200)" table:style-name="ce2">
            <text:p>193</text:p>
          </table:table-cell>
          <table:table-cell office:value-type="float" office:value="73" table:style-name="ce2">
            <text:p>73</text:p>
          </table:table-cell>
          <table:table-cell table:number-columns-repeated="16381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float" office:value="191" table:formula="of:=RANDBETWEEN(1;200)" table:style-name="ce2">
            <text:p>191</text:p>
          </table:table-cell>
          <table:table-cell office:value-type="float" office:value="31" table:style-name="ce2">
            <text:p>31</text:p>
          </table:table-cell>
          <table:table-cell table:number-columns-repeated="16381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float" office:value="50" table:formula="of:=RANDBETWEEN(1;200)" table:style-name="ce2">
            <text:p>50</text:p>
          </table:table-cell>
          <table:table-cell office:value-type="float" office:value="43" table:style-name="ce2">
            <text:p>43</text:p>
          </table:table-cell>
          <table:table-cell table:number-columns-repeated="1638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float" office:value="132" table:formula="of:=RANDBETWEEN(1;200)" table:style-name="ce2">
            <text:p>132</text:p>
          </table:table-cell>
          <table:table-cell office:value-type="float" office:value="105" table:style-name="ce2">
            <text:p>105</text:p>
          </table:table-cell>
          <table:table-cell table:number-columns-repeated="16381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float" office:value="177" table:formula="of:=RANDBETWEEN(1;200)" table:style-name="ce2">
            <text:p>177</text:p>
          </table:table-cell>
          <table:table-cell office:value-type="float" office:value="54" table:style-name="ce2">
            <text:p>54</text:p>
          </table:table-cell>
          <table:table-cell table:number-columns-repeated="16381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float" office:value="45" table:formula="of:=RANDBETWEEN(1;200)" table:style-name="ce2">
            <text:p>45</text:p>
          </table:table-cell>
          <table:table-cell office:value-type="float" office:value="122" table:style-name="ce2">
            <text:p>122</text:p>
          </table:table-cell>
          <table:table-cell table:number-columns-repeated="16381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float" office:value="32" table:formula="of:=RANDBETWEEN(1;200)" table:style-name="ce2">
            <text:p>32</text:p>
          </table:table-cell>
          <table:table-cell office:value-type="float" office:value="176" table:style-name="ce2">
            <text:p>176</text:p>
          </table:table-cell>
          <table:table-cell table:number-columns-repeated="16381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float" office:value="36" table:formula="of:=RANDBETWEEN(1;200)" table:style-name="ce2">
            <text:p>36</text:p>
          </table:table-cell>
          <table:table-cell office:value-type="float" office:value="13" table:style-name="ce2">
            <text:p>13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float" office:value="166" table:formula="of:=RANDBETWEEN(1;200)" table:style-name="ce2">
            <text:p>166</text:p>
          </table:table-cell>
          <table:table-cell office:value-type="float" office:value="43" table:style-name="ce2">
            <text:p>43</text:p>
          </table:table-cell>
          <table:table-cell table:number-columns-repeated="16381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float" office:value="104" table:formula="of:=RANDBETWEEN(1;200)" table:style-name="ce2">
            <text:p>104</text:p>
          </table:table-cell>
          <table:table-cell office:value-type="float" office:value="76" table:style-name="ce2">
            <text:p>76</text:p>
          </table:table-cell>
          <table:table-cell table:number-columns-repeated="16381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float" office:value="197" table:formula="of:=RANDBETWEEN(1;200)" table:style-name="ce2">
            <text:p>197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float" office:value="195" table:formula="of:=RANDBETWEEN(1;200)" table:style-name="ce2">
            <text:p>195</text:p>
          </table:table-cell>
          <table:table-cell office:value-type="float" office:value="90" table:style-name="ce2">
            <text:p>90</text:p>
          </table:table-cell>
          <table:table-cell table:number-columns-repeated="16381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float" office:value="27" table:formula="of:=RANDBETWEEN(1;200)" table:style-name="ce2">
            <text:p>27</text:p>
          </table:table-cell>
          <table:table-cell office:value-type="float" office:value="94" table:style-name="ce2">
            <text:p>94</text:p>
          </table:table-cell>
          <table:table-cell table:number-columns-repeated="16381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float" office:value="62" table:formula="of:=RANDBETWEEN(1;200)" table:style-name="ce2">
            <text:p>62</text:p>
          </table:table-cell>
          <table:table-cell office:value-type="float" office:value="153" table:style-name="ce2">
            <text:p>153</text:p>
          </table:table-cell>
          <table:table-cell table:number-columns-repeated="16381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float" office:value="36" table:formula="of:=RANDBETWEEN(1;200)" table:style-name="ce2">
            <text:p>36</text:p>
          </table:table-cell>
          <table:table-cell office:value-type="float" office:value="123" table:style-name="ce2">
            <text:p>123</text:p>
          </table:table-cell>
          <table:table-cell table:number-columns-repeated="16381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136" table:style-name="ce2">
            <text:p>136</text:p>
          </table:table-cell>
          <table:table-cell table:number-columns-repeated="16381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float" office:value="13" table:formula="of:=RANDBETWEEN(1;200)" table:style-name="ce2">
            <text:p>13</text:p>
          </table:table-cell>
          <table:table-cell office:value-type="float" office:value="123" table:style-name="ce2">
            <text:p>123</text:p>
          </table:table-cell>
          <table:table-cell table:number-columns-repeated="16381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float" office:value="30" table:formula="of:=RANDBETWEEN(1;200)" table:style-name="ce2">
            <text:p>30</text:p>
          </table:table-cell>
          <table:table-cell office:value-type="float" office:value="34" table:style-name="ce2">
            <text:p>34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57" table:formula="of:=RANDBETWEEN(1;200)" table:style-name="ce2">
            <text:p>57</text:p>
          </table:table-cell>
          <table:table-cell office:value-type="float" office:value="102" table:style-name="ce2">
            <text:p>102</text:p>
          </table:table-cell>
          <table:table-cell table:number-columns-repeated="16381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float" office:value="66" table:formula="of:=RANDBETWEEN(1;200)" table:style-name="ce2">
            <text:p>66</text:p>
          </table:table-cell>
          <table:table-cell office:value-type="float" office:value="98" table:style-name="ce2">
            <text:p>98</text:p>
          </table:table-cell>
          <table:table-cell table:number-columns-repeated="16381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float" office:value="52" table:formula="of:=RANDBETWEEN(1;200)" table:style-name="ce2">
            <text:p>52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float" office:value="137" table:formula="of:=RANDBETWEEN(1;200)" table:style-name="ce2">
            <text:p>137</text:p>
          </table:table-cell>
          <table:table-cell office:value-type="float" office:value="40" table:style-name="ce2">
            <text:p>40</text:p>
          </table:table-cell>
          <table:table-cell table:number-columns-repeated="16381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float" office:value="75" table:formula="of:=RANDBETWEEN(1;200)" table:style-name="ce2">
            <text:p>75</text:p>
          </table:table-cell>
          <table:table-cell office:value-type="float" office:value="159" table:style-name="ce2">
            <text:p>159</text:p>
          </table:table-cell>
          <table:table-cell table:number-columns-repeated="16381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float" office:value="59" table:formula="of:=RANDBETWEEN(1;200)" table:style-name="ce2">
            <text:p>59</text:p>
          </table:table-cell>
          <table:table-cell office:value-type="float" office:value="149" table:style-name="ce2">
            <text:p>149</text:p>
          </table:table-cell>
          <table:table-cell table:number-columns-repeated="16381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float" office:value="127" table:formula="of:=RANDBETWEEN(1;200)" table:style-name="ce2">
            <text:p>127</text:p>
          </table:table-cell>
          <table:table-cell office:value-type="float" office:value="30" table:style-name="ce2">
            <text:p>30</text:p>
          </table:table-cell>
          <table:table-cell table:number-columns-repeated="16381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float" office:value="97" table:formula="of:=RANDBETWEEN(1;200)" table:style-name="ce2">
            <text:p>97</text:p>
          </table:table-cell>
          <table:table-cell office:value-type="float" office:value="145" table:style-name="ce2">
            <text:p>145</text:p>
          </table:table-cell>
          <table:table-cell table:number-columns-repeated="16381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float" office:value="189" table:formula="of:=RANDBETWEEN(1;200)" table:style-name="ce2">
            <text:p>189</text:p>
          </table:table-cell>
          <table:table-cell office:value-type="float" office:value="118" table:style-name="ce2">
            <text:p>118</text:p>
          </table:table-cell>
          <table:table-cell table:number-columns-repeated="16381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float" office:value="176" table:formula="of:=RANDBETWEEN(1;200)" table:style-name="ce2">
            <text:p>176</text:p>
          </table:table-cell>
          <table:table-cell office:value-type="float" office:value="95" table:style-name="ce2">
            <text:p>95</text:p>
          </table:table-cell>
          <table:table-cell table:number-columns-repeated="16381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155" table:style-name="ce2">
            <text:p>155</text:p>
          </table:table-cell>
          <table:table-cell table:number-columns-repeated="16381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float" office:value="119" table:formula="of:=RANDBETWEEN(1;200)" table:style-name="ce2">
            <text:p>119</text:p>
          </table:table-cell>
          <table:table-cell office:value-type="float" office:value="78" table:style-name="ce2">
            <text:p>78</text:p>
          </table:table-cell>
          <table:table-cell table:number-columns-repeated="16381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float" office:value="13" table:formula="of:=RANDBETWEEN(1;200)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81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float" office:value="130" table:formula="of:=RANDBETWEEN(1;200)" table:style-name="ce2">
            <text:p>130</text:p>
          </table:table-cell>
          <table:table-cell office:value-type="float" office:value="178" table:style-name="ce2">
            <text:p>178</text:p>
          </table:table-cell>
          <table:table-cell table:number-columns-repeated="16381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float" office:value="25" table:formula="of:=RANDBETWEEN(1;200)" table:style-name="ce2">
            <text:p>25</text:p>
          </table:table-cell>
          <table:table-cell office:value-type="float" office:value="79" table:style-name="ce2">
            <text:p>79</text:p>
          </table:table-cell>
          <table:table-cell table:number-columns-repeated="16381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float" office:value="57" table:formula="of:=RANDBETWEEN(1;200)" table:style-name="ce2">
            <text:p>57</text:p>
          </table:table-cell>
          <table:table-cell office:value-type="float" office:value="126" table:style-name="ce2">
            <text:p>126</text:p>
          </table:table-cell>
          <table:table-cell table:number-columns-repeated="16381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float" office:value="169" table:formula="of:=RANDBETWEEN(1;200)" table:style-name="ce2">
            <text:p>169</text:p>
          </table:table-cell>
          <table:table-cell office:value-type="float" office:value="32" table:style-name="ce2">
            <text:p>32</text:p>
          </table:table-cell>
          <table:table-cell table:number-columns-repeated="16381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float" office:value="109" table:formula="of:=RANDBETWEEN(1;200)" table:style-name="ce2">
            <text:p>109</text:p>
          </table:table-cell>
          <table:table-cell office:value-type="float" office:value="195" table:style-name="ce2">
            <text:p>195</text:p>
          </table:table-cell>
          <table:table-cell table:number-columns-repeated="16381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float" office:value="198" table:formula="of:=RANDBETWEEN(1;200)" table:style-name="ce2">
            <text:p>198</text:p>
          </table:table-cell>
          <table:table-cell office:value-type="float" office:value="44" table:style-name="ce2">
            <text:p>44</text:p>
          </table:table-cell>
          <table:table-cell table:number-columns-repeated="16381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float" office:value="184" table:formula="of:=RANDBETWEEN(1;200)" table:style-name="ce2">
            <text:p>184</text:p>
          </table:table-cell>
          <table:table-cell office:value-type="float" office:value="139" table:style-name="ce2">
            <text:p>139</text:p>
          </table:table-cell>
          <table:table-cell table:number-columns-repeated="16381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float" office:value="99" table:formula="of:=RANDBETWEEN(1;200)" table:style-name="ce2">
            <text:p>99</text:p>
          </table:table-cell>
          <table:table-cell office:value-type="float" office:value="80" table:style-name="ce2">
            <text:p>80</text:p>
          </table:table-cell>
          <table:table-cell table:number-columns-repeated="16381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float" office:value="191" table:formula="of:=RANDBETWEEN(1;200)" table:style-name="ce2">
            <text:p>191</text:p>
          </table:table-cell>
          <table:table-cell office:value-type="float" office:value="96" table:style-name="ce2">
            <text:p>96</text:p>
          </table:table-cell>
          <table:table-cell table:number-columns-repeated="16381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float" office:value="64" table:formula="of:=RANDBETWEEN(1;200)" table:style-name="ce2">
            <text:p>64</text:p>
          </table:table-cell>
          <table:table-cell office:value-type="float" office:value="195" table:style-name="ce2">
            <text:p>195</text:p>
          </table:table-cell>
          <table:table-cell table:number-columns-repeated="16381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float" office:value="32" table:formula="of:=RANDBETWEEN(1;200)" table:style-name="ce2">
            <text:p>32</text:p>
          </table:table-cell>
          <table:table-cell office:value-type="float" office:value="69" table:style-name="ce2">
            <text:p>69</text:p>
          </table:table-cell>
          <table:table-cell table:number-columns-repeated="16381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float" office:value="200" table:formula="of:=RANDBETWEEN(1;200)" table:style-name="ce2">
            <text:p>200</text:p>
          </table:table-cell>
          <table:table-cell office:value-type="float" office:value="31" table:style-name="ce2">
            <text:p>31</text:p>
          </table:table-cell>
          <table:table-cell table:number-columns-repeated="16381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float" office:value="71" table:formula="of:=RANDBETWEEN(1;200)" table:style-name="ce2">
            <text:p>71</text:p>
          </table:table-cell>
          <table:table-cell office:value-type="float" office:value="23" table:style-name="ce2">
            <text:p>23</text:p>
          </table:table-cell>
          <table:table-cell table:number-columns-repeated="16381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float" office:value="17" table:formula="of:=RANDBETWEEN(1;200)" table:style-name="ce2">
            <text:p>17</text:p>
          </table:table-cell>
          <table:table-cell office:value-type="float" office:value="79" table:style-name="ce2">
            <text:p>79</text:p>
          </table:table-cell>
          <table:table-cell table:number-columns-repeated="16381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float" office:value="146" table:formula="of:=RANDBETWEEN(1;200)" table:style-name="ce2">
            <text:p>146</text:p>
          </table:table-cell>
          <table:table-cell office:value-type="float" office:value="165" table:style-name="ce2">
            <text:p>165</text:p>
          </table:table-cell>
          <table:table-cell table:number-columns-repeated="16381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119" table:style-name="ce2">
            <text:p>119</text:p>
          </table:table-cell>
          <table:table-cell table:number-columns-repeated="16381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float" office:value="196" table:formula="of:=RANDBETWEEN(1;200)" table:style-name="ce2">
            <text:p>196</text:p>
          </table:table-cell>
          <table:table-cell office:value-type="float" office:value="166" table:style-name="ce2">
            <text:p>166</text:p>
          </table:table-cell>
          <table:table-cell table:number-columns-repeated="16381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float" office:value="106" table:formula="of:=RANDBETWEEN(1;200)" table:style-name="ce2">
            <text:p>106</text:p>
          </table:table-cell>
          <table:table-cell office:value-type="float" office:value="28" table:style-name="ce2">
            <text:p>28</text:p>
          </table:table-cell>
          <table:table-cell table:number-columns-repeated="16381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float" office:value="45" table:formula="of:=RANDBETWEEN(1;200)" table:style-name="ce2">
            <text:p>45</text:p>
          </table:table-cell>
          <table:table-cell office:value-type="float" office:value="169" table:style-name="ce2">
            <text:p>169</text:p>
          </table:table-cell>
          <table:table-cell table:number-columns-repeated="16381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float" office:value="191" table:formula="of:=RANDBETWEEN(1;200)" table:style-name="ce2">
            <text:p>191</text:p>
          </table:table-cell>
          <table:table-cell office:value-type="float" office:value="50" table:style-name="ce2">
            <text:p>50</text:p>
          </table:table-cell>
          <table:table-cell table:number-columns-repeated="16381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float" office:value="35" table:formula="of:=RANDBETWEEN(1;200)" table:style-name="ce2">
            <text:p>35</text:p>
          </table:table-cell>
          <table:table-cell office:value-type="float" office:value="51" table:style-name="ce2">
            <text:p>51</text:p>
          </table:table-cell>
          <table:table-cell table:number-columns-repeated="16381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float" office:value="6" table:formula="of:=RANDBETWEEN(1;200)" table:style-name="ce2">
            <text:p>6</text:p>
          </table:table-cell>
          <table:table-cell office:value-type="float" office:value="107" table:style-name="ce2">
            <text:p>107</text:p>
          </table:table-cell>
          <table:table-cell table:number-columns-repeated="1638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float" office:value="189" table:formula="of:=RANDBETWEEN(1;200)" table:style-name="ce2">
            <text:p>189</text:p>
          </table:table-cell>
          <table:table-cell office:value-type="float" office:value="153" table:style-name="ce2">
            <text:p>153</text:p>
          </table:table-cell>
          <table:table-cell table:number-columns-repeated="16381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float" office:value="9" table:formula="of:=RANDBETWEEN(1;200)" table:style-name="ce2">
            <text:p>9</text:p>
          </table:table-cell>
          <table:table-cell office:value-type="float" office:value="94" table:style-name="ce2">
            <text:p>94</text:p>
          </table:table-cell>
          <table:table-cell table:number-columns-repeated="16381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28" table:style-name="ce2">
            <text:p>28</text:p>
          </table:table-cell>
          <table:table-cell table:number-columns-repeated="16381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18" table:style-name="ce2">
            <text:p>18</text:p>
          </table:table-cell>
          <table:table-cell table:number-columns-repeated="16381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15" table:style-name="ce2">
            <text:p>15</text:p>
          </table:table-cell>
          <table:table-cell table:number-columns-repeated="1638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float" office:value="60" table:formula="of:=RANDBETWEEN(1;200)" table:style-name="ce2">
            <text:p>60</text:p>
          </table:table-cell>
          <table:table-cell office:value-type="float" office:value="71" table:style-name="ce2">
            <text:p>71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119" table:formula="of:=RANDBETWEEN(1;200)" table:style-name="ce2">
            <text:p>11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17" table:formula="of:=RANDBETWEEN(1;200)" table:style-name="ce2">
            <text:p>17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71" table:formula="of:=RANDBETWEEN(1;200)" table:style-name="ce2">
            <text:p>71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79" table:formula="of:=RANDBETWEEN(1;200)" table:style-name="ce2">
            <text:p>79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28" table:formula="of:=RANDBETWEEN(1;200)" table:style-name="ce2">
            <text:p>28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119" table:formula="of:=RANDBETWEEN(1;200)" table:style-name="ce2">
            <text:p>11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9" table:formula="of:=RANDBETWEEN(1;200)" table:style-name="ce2">
            <text:p>29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46" table:formula="of:=RANDBETWEEN(1;200)" table:style-name="ce2">
            <text:p>46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8" table:formula="of:=RANDBETWEEN(1;200)" table:style-name="ce2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155" table:formula="of:=RANDBETWEEN(1;200)" table:style-name="ce2">
            <text:p>15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00" table:formula="of:=RANDBETWEEN(1;200)" table:style-name="ce2">
            <text:p>200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125" table:formula="of:=RANDBETWEEN(1;200)" table:style-name="ce2">
            <text:p>12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23" table:formula="of:=RANDBETWEEN(1;200)" table:style-name="ce2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7" table:formula="of:=RANDBETWEEN(1;200)" table:style-name="ce2">
            <text:p>4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87" table:formula="of:=RANDBETWEEN(1;200)" table:style-name="ce2">
            <text:p>87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115" table:formula="of:=RANDBETWEEN(1;200)" table:style-name="ce2">
            <text:p>11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59" table:formula="of:=RANDBETWEEN(1;200)" table:style-name="ce2">
            <text:p>15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165" table:formula="of:=RANDBETWEEN(1;200)" table:style-name="ce2">
            <text:p>16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73" table:formula="of:=RANDBETWEEN(1;200)" table:style-name="ce2">
            <text:p>7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35" table:formula="of:=RANDBETWEEN(1;200)" table:style-name="ce2">
            <text:p>35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3" table:formula="of:=RANDBETWEEN(1;200)" table:style-name="ce2">
            <text:p>23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126" table:formula="of:=RANDBETWEEN(1;200)" table:style-name="ce2">
            <text:p>126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153" table:formula="of:=RANDBETWEEN(1;200)" table:style-name="ce2">
            <text:p>153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147" table:formula="of:=RANDBETWEEN(1;200)" table:style-name="ce2">
            <text:p>14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5" table:formula="of:=RANDBETWEEN(1;200)" table:style-name="ce2">
            <text:p>5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185" table:formula="of:=RANDBETWEEN(1;200)" table:style-name="ce2">
            <text:p>185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6" table:formula="of:=RANDBETWEEN(1;200)" table:style-name="ce2">
            <text:p>4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165" table:formula="of:=RANDBETWEEN(1;200)" table:style-name="ce2">
            <text:p>16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76" table:formula="of:=RANDBETWEEN(1;200)" table:style-name="ce2">
            <text:p>76</text:p>
          </table:table-cell>
          <table:table-cell office:value-type="float" office:value="197" table:style-name="ce1">
            <text:p>197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128" table:formula="of:=RANDBETWEEN(1;200)" table:style-name="ce2">
            <text:p>128</text:p>
          </table:table-cell>
          <table:table-cell office:value-type="float" office:value="199" table:style-name="ce1">
            <text:p>199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137" table:formula="of:=RANDBETWEEN(1;200)" table:style-name="ce2">
            <text:p>137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185" table:formula="of:=RANDBETWEEN(1;200)" table:style-name="ce2">
            <text:p>185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190" table:formula="of:=RANDBETWEEN(1;200)" table:style-name="ce2">
            <text:p>19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54" table:formula="of:=RANDBETWEEN(1;200)" table:style-name="ce2">
            <text:p>54</text:p>
          </table:table-cell>
          <table:table-cell office:value-type="float" office:value="199" table:style-name="ce1">
            <text:p>199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84" table:formula="of:=RANDBETWEEN(1;200)" table:style-name="ce2">
            <text:p>84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78" table:formula="of:=RANDBETWEEN(1;200)" table:style-name="ce2">
            <text:p>78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101" table:formula="of:=RANDBETWEEN(1;200)" table:style-name="ce2">
            <text:p>10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81" table:formula="of:=RANDBETWEEN(1;200)" table:style-name="ce2">
            <text:p>81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7" table:formula="of:=RANDBETWEEN(1;200)" table:style-name="ce2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71" table:formula="of:=RANDBETWEEN(1;200)" table:style-name="ce2">
            <text:p>171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112" table:formula="of:=RANDBETWEEN(1;200)" table:style-name="ce2">
            <text:p>11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62" table:formula="of:=RANDBETWEEN(1;200)" table:style-name="ce2">
            <text:p>16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2" table:formula="of:=RANDBETWEEN(1;200)" table:style-name="ce2">
            <text:p>22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104" table:formula="of:=RANDBETWEEN(1;200)" table:style-name="ce2">
            <text:p>10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99" table:formula="of:=RANDBETWEEN(1;200)" table:style-name="ce2">
            <text:p>9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47" table:formula="of:=RANDBETWEEN(1;200)" table:style-name="ce2">
            <text:p>4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53" table:formula="of:=RANDBETWEEN(1;200)" table:style-name="ce2">
            <text:p>53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122" table:formula="of:=RANDBETWEEN(1;200)" table:style-name="ce2">
            <text:p>122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17" table:formula="of:=RANDBETWEEN(1;200)" table:style-name="ce2">
            <text:p>17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13" table:formula="of:=RANDBETWEEN(1;200)" table:style-name="ce2">
            <text:p>1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99" table:formula="of:=RANDBETWEEN(1;200)" table:style-name="ce2">
            <text:p>9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7" table:formula="of:=RANDBETWEEN(1;200)" table:style-name="ce2">
            <text:p>5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169" table:formula="of:=RANDBETWEEN(1;200)" table:style-name="ce2">
            <text:p>16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77" table:formula="of:=RANDBETWEEN(1;200)" table:style-name="ce2">
            <text:p>7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158" table:formula="of:=RANDBETWEEN(1;200)" table:style-name="ce2">
            <text:p>15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00" table:formula="of:=RANDBETWEEN(1;200)" table:style-name="ce2">
            <text:p>20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122" table:formula="of:=RANDBETWEEN(1;200)" table:style-name="ce2">
            <text:p>12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11" table:formula="of:=RANDBETWEEN(1;200)" table:style-name="ce2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138" table:formula="of:=RANDBETWEEN(1;200)" table:style-name="ce2">
            <text:p>13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0" table:formula="of:=RANDBETWEEN(1;200)" table:style-name="ce2">
            <text:p>2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66" table:formula="of:=RANDBETWEEN(1;200)" table:style-name="ce2">
            <text:p>6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187" table:formula="of:=RANDBETWEEN(1;200)" table:style-name="ce2">
            <text:p>18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60" table:formula="of:=RANDBETWEEN(1;200)" table:style-name="ce2">
            <text:p>60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108" table:formula="of:=RANDBETWEEN(1;200)" table:style-name="ce2">
            <text:p>108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2" table:formula="of:=RANDBETWEEN(1;200)" table:style-name="ce2">
            <text:p>22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52" table:formula="of:=RANDBETWEEN(1;200)" table:style-name="ce2">
            <text:p>52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14" table:formula="of:=RANDBETWEEN(1;200)" table:style-name="ce2">
            <text:p>14</text:p>
          </table:table-cell>
          <table:table-cell office:value-type="float" office:value="191" table:style-name="ce1">
            <text:p>191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152" table:formula="of:=RANDBETWEEN(1;200)" table:style-name="ce2">
            <text:p>152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78" table:formula="of:=RANDBETWEEN(1;200)" table:style-name="ce2">
            <text:p>7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195" table:formula="of:=RANDBETWEEN(1;200)" table:style-name="ce2">
            <text:p>195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193" table:formula="of:=RANDBETWEEN(1;200)" table:style-name="ce2">
            <text:p>193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122" table:formula="of:=RANDBETWEEN(1;200)" table:style-name="ce2">
            <text:p>12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175" table:formula="of:=RANDBETWEEN(1;200)" table:style-name="ce2">
            <text:p>175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151" table:formula="of:=RANDBETWEEN(1;200)" table:style-name="ce2">
            <text:p>15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82" table:formula="of:=RANDBETWEEN(1;200)" table:style-name="ce2">
            <text:p>8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195" table:formula="of:=RANDBETWEEN(1;200)" table:style-name="ce2">
            <text:p>19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6" table:formula="of:=RANDBETWEEN(1;200)" table:style-name="ce2">
            <text:p>4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132" table:formula="of:=RANDBETWEEN(1;200)" table:style-name="ce2">
            <text:p>132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168" table:formula="of:=RANDBETWEEN(1;200)" table:style-name="ce2">
            <text:p>168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127" table:formula="of:=RANDBETWEEN(1;200)" table:style-name="ce2">
            <text:p>127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45" table:formula="of:=RANDBETWEEN(1;200)" table:style-name="ce2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32" table:formula="of:=RANDBETWEEN(1;200)" table:style-name="ce2">
            <text:p>32</text:p>
          </table:table-cell>
          <table:table-cell office:value-type="float" office:value="192" table:style-name="ce1">
            <text:p>192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62" table:formula="of:=RANDBETWEEN(1;200)" table:style-name="ce2">
            <text:p>62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107" table:formula="of:=RANDBETWEEN(1;200)" table:style-name="ce2">
            <text:p>10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96" table:formula="of:=RANDBETWEEN(1;200)" table:style-name="ce2">
            <text:p>9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71" table:formula="of:=RANDBETWEEN(1;200)" table:style-name="ce2">
            <text:p>71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40" table:formula="of:=RANDBETWEEN(1;200)" table:style-name="ce2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155" table:formula="of:=RANDBETWEEN(1;200)" table:style-name="ce2">
            <text:p>155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64" table:formula="of:=RANDBETWEEN(1;200)" table:style-name="ce2">
            <text:p>64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148" table:formula="of:=RANDBETWEEN(1;200)" table:style-name="ce2">
            <text:p>148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106" table:formula="of:=RANDBETWEEN(1;200)" table:style-name="ce2">
            <text:p>10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13" table:formula="of:=RANDBETWEEN(1;200)" table:style-name="ce2">
            <text:p>113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16" table:formula="of:=RANDBETWEEN(1;200)" table:style-name="ce2">
            <text:p>1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145" table:formula="of:=RANDBETWEEN(1;200)" table:style-name="ce2">
            <text:p>145</text:p>
          </table:table-cell>
          <table:table-cell office:value-type="float" office:value="193" table:style-name="ce1">
            <text:p>193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191" table:formula="of:=RANDBETWEEN(1;200)" table:style-name="ce2">
            <text:p>19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84" table:formula="of:=RANDBETWEEN(1;200)" table:style-name="ce2">
            <text:p>18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146" table:formula="of:=RANDBETWEEN(1;200)" table:style-name="ce2">
            <text:p>146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8" table:formula="of:=RANDBETWEEN(1;200)" table:style-name="ce2">
            <text:p>8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196" table:formula="of:=RANDBETWEEN(1;200)" table:style-name="ce2">
            <text:p>196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186" table:formula="of:=RANDBETWEEN(1;200)" table:style-name="ce2">
            <text:p>186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75" table:formula="of:=RANDBETWEEN(1;200)" table:style-name="ce2">
            <text:p>7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84" table:formula="of:=RANDBETWEEN(1;200)" table:style-name="ce2">
            <text:p>8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152" table:formula="of:=RANDBETWEEN(1;200)" table:style-name="ce2">
            <text:p>152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96" table:formula="of:=RANDBETWEEN(1;200)" table:style-name="ce2">
            <text:p>96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161" table:formula="of:=RANDBETWEEN(1;200)" table:style-name="ce2">
            <text:p>161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178" table:formula="of:=RANDBETWEEN(1;200)" table:style-name="ce2">
            <text:p>178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60" table:formula="of:=RANDBETWEEN(1;200)" table:style-name="ce2">
            <text:p>6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155" table:formula="of:=RANDBETWEEN(1;200)" table:style-name="ce2">
            <text:p>1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11" table:formula="of:=RANDBETWEEN(1;200)" table:style-name="ce2">
            <text:p>11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138" table:formula="of:=RANDBETWEEN(1;200)" table:style-name="ce2">
            <text:p>138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2" table:formula="of:=RANDBETWEEN(1;200)" table:style-name="ce2">
            <text:p>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76" table:formula="of:=RANDBETWEEN(1;200)" table:style-name="ce2">
            <text:p>7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54" table:formula="of:=RANDBETWEEN(1;200)" table:style-name="ce2">
            <text:p>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44" table:formula="of:=RANDBETWEEN(1;200)" table:style-name="ce2">
            <text:p>44</text:p>
          </table:table-cell>
          <table:table-cell office:value-type="float" office:value="198" table:style-name="ce1">
            <text:p>198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7" table:formula="of:=RANDBETWEEN(1;200)" table:style-name="ce2">
            <text:p>57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134" table:formula="of:=RANDBETWEEN(1;200)" table:style-name="ce2">
            <text:p>13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167" table:formula="of:=RANDBETWEEN(1;200)" table:style-name="ce2">
            <text:p>167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5" table:formula="of:=RANDBETWEEN(1;200)" table:style-name="ce2">
            <text:p>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127" table:formula="of:=RANDBETWEEN(1;200)" table:style-name="ce2">
            <text:p>127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53" table:formula="of:=RANDBETWEEN(1;200)" table:style-name="ce2">
            <text:p>53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15" table:formula="of:=RANDBETWEEN(1;200)" table:style-name="ce2">
            <text:p>15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79" table:formula="of:=RANDBETWEEN(1;200)" table:style-name="ce2">
            <text:p>79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1" table:formula="of:=RANDBETWEEN(1;200)" table:style-name="ce2">
            <text:p>1</text:p>
          </table:table-cell>
          <table:table-cell office:value-type="float" office:value="199" table:style-name="ce1">
            <text:p>199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156" table:formula="of:=RANDBETWEEN(1;200)" table:style-name="ce2">
            <text:p>156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175" table:formula="of:=RANDBETWEEN(1;200)" table:style-name="ce2">
            <text:p>17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70" table:formula="of:=RANDBETWEEN(1;200)" table:style-name="ce2">
            <text:p>70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136" table:formula="of:=RANDBETWEEN(1;200)" table:style-name="ce2">
            <text:p>13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25" table:formula="of:=RANDBETWEEN(1;200)" table:style-name="ce2">
            <text:p>2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101" table:formula="of:=RANDBETWEEN(1;200)" table:style-name="ce2">
            <text:p>10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166" table:formula="of:=RANDBETWEEN(1;200)" table:style-name="ce2">
            <text:p>16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3" table:formula="of:=RANDBETWEEN(1;200)" table:style-name="ce2">
            <text:p>3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76" table:formula="of:=RANDBETWEEN(1;200)" table:style-name="ce2">
            <text:p>76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104" table:formula="of:=RANDBETWEEN(1;200)" table:style-name="ce2">
            <text:p>104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141" table:formula="of:=RANDBETWEEN(1;200)" table:style-name="ce2">
            <text:p>14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173" table:formula="of:=RANDBETWEEN(1;200)" table:style-name="ce2">
            <text:p>17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150" table:formula="of:=RANDBETWEEN(1;200)" table:style-name="ce2">
            <text:p>150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16" table:formula="of:=RANDBETWEEN(1;200)" table:style-name="ce2">
            <text:p>1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3" table:formula="of:=RANDBETWEEN(1;200)" table:style-name="ce2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47" table:formula="of:=RANDBETWEEN(1;200)" table:style-name="ce2">
            <text:p>4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123" table:formula="of:=RANDBETWEEN(1;200)" table:style-name="ce2">
            <text:p>12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190" table:formula="of:=RANDBETWEEN(1;200)" table:style-name="ce2">
            <text:p>19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169" table:formula="of:=RANDBETWEEN(1;200)" table:style-name="ce2">
            <text:p>16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181" table:formula="of:=RANDBETWEEN(1;200)" table:style-name="ce2">
            <text:p>18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163" table:formula="of:=RANDBETWEEN(1;200)" table:style-name="ce2">
            <text:p>163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130" table:formula="of:=RANDBETWEEN(1;200)" table:style-name="ce2">
            <text:p>130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170" table:formula="of:=RANDBETWEEN(1;200)" table:style-name="ce2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187" table:formula="of:=RANDBETWEEN(1;200)" table:style-name="ce2">
            <text:p>187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3" table:formula="of:=RANDBETWEEN(1;200)" table:style-name="ce2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18" table:formula="of:=RANDBETWEEN(1;200)" table:style-name="ce2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94" table:formula="of:=RANDBETWEEN(1;200)" table:style-name="ce2">
            <text:p>94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30" table:formula="of:=RANDBETWEEN(1;200)" table:style-name="ce2">
            <text:p>30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6" table:formula="of:=RANDBETWEEN(1;200)" table:style-name="ce2">
            <text:p>46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153" table:formula="of:=RANDBETWEEN(1;200)" table:style-name="ce2">
            <text:p>153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77" table:formula="of:=RANDBETWEEN(1;200)" table:style-name="ce2">
            <text:p>77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40" table:formula="of:=RANDBETWEEN(1;200)" table:style-name="ce2">
            <text:p>40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146" table:formula="of:=RANDBETWEEN(1;200)" table:style-name="ce2">
            <text:p>146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171" table:formula="of:=RANDBETWEEN(1;200)" table:style-name="ce2">
            <text:p>17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77" table:formula="of:=RANDBETWEEN(1;200)" table:style-name="ce2">
            <text:p>77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184" table:formula="of:=RANDBETWEEN(1;200)" table:style-name="ce2">
            <text:p>184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81" table:formula="of:=RANDBETWEEN(1;200)" table:style-name="ce2">
            <text:p>18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169" table:formula="of:=RANDBETWEEN(1;200)" table:style-name="ce2">
            <text:p>169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103" table:formula="of:=RANDBETWEEN(1;200)" table:style-name="ce2">
            <text:p>103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184" table:formula="of:=RANDBETWEEN(1;200)" table:style-name="ce2">
            <text:p>184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190" table:formula="of:=RANDBETWEEN(1;200)" table:style-name="ce2">
            <text:p>190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55" table:formula="of:=RANDBETWEEN(1;200)" table:style-name="ce2">
            <text:p>55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84" table:formula="of:=RANDBETWEEN(1;200)" table:style-name="ce2">
            <text:p>84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6" table:formula="of:=RANDBETWEEN(1;200)" table:style-name="ce2">
            <text:p>26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168" table:formula="of:=RANDBETWEEN(1;200)" table:style-name="ce2">
            <text:p>168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158" table:formula="of:=RANDBETWEEN(1;200)" table:style-name="ce2">
            <text:p>158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36" table:formula="of:=RANDBETWEEN(1;200)" table:style-name="ce2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185" table:formula="of:=RANDBETWEEN(1;200)" table:style-name="ce2">
            <text:p>185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149" table:formula="of:=RANDBETWEEN(1;200)" table:style-name="ce2">
            <text:p>14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73" table:formula="of:=RANDBETWEEN(1;200)" table:style-name="ce2">
            <text:p>7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150" table:formula="of:=RANDBETWEEN(1;200)" table:style-name="ce2">
            <text:p>150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190" table:formula="of:=RANDBETWEEN(1;200)" table:style-name="ce2">
            <text:p>19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11" table:formula="of:=RANDBETWEEN(1;200)" table:style-name="ce2">
            <text:p>11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161" table:formula="of:=RANDBETWEEN(1;200)" table:style-name="ce2">
            <text:p>16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118" table:formula="of:=RANDBETWEEN(1;200)" table:style-name="ce2">
            <text:p>11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41" table:formula="of:=RANDBETWEEN(1;200)" table:style-name="ce2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86" table:formula="of:=RANDBETWEEN(1;200)" table:style-name="ce2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8" table:formula="of:=RANDBETWEEN(1;200)" table:style-name="ce2">
            <text:p>8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34" table:formula="of:=RANDBETWEEN(1;200)" table:style-name="ce2">
            <text:p>34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117" table:formula="of:=RANDBETWEEN(1;200)" table:style-name="ce2">
            <text:p>117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98" table:formula="of:=RANDBETWEEN(1;200)" table:style-name="ce2">
            <text:p>19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132" table:formula="of:=RANDBETWEEN(1;200)" table:style-name="ce2">
            <text:p>13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23" table:formula="of:=RANDBETWEEN(1;200)" table:style-name="ce2">
            <text:p>23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130" table:formula="of:=RANDBETWEEN(1;200)" table:style-name="ce2">
            <text:p>13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59" table:formula="of:=RANDBETWEEN(1;200)" table:style-name="ce2">
            <text:p>5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124" table:formula="of:=RANDBETWEEN(1;200)" table:style-name="ce2">
            <text:p>12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46" table:formula="of:=RANDBETWEEN(1;200)" table:style-name="ce2">
            <text:p>46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73" table:formula="of:=RANDBETWEEN(1;200)" table:style-name="ce2">
            <text:p>73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59" table:formula="of:=RANDBETWEEN(1;200)" table:style-name="ce2">
            <text:p>59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1" table:formula="of:=RANDBETWEEN(1;200)" table:style-name="ce2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155" table:formula="of:=RANDBETWEEN(1;200)" table:style-name="ce2">
            <text:p>155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3" table:formula="of:=RANDBETWEEN(1;200)" table:style-name="ce2">
            <text:p>63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23" table:formula="of:=RANDBETWEEN(1;200)" table:style-name="ce2">
            <text:p>12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122" table:formula="of:=RANDBETWEEN(1;200)" table:style-name="ce2">
            <text:p>122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23" table:formula="of:=RANDBETWEEN(1;200)" table:style-name="ce2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52" table:formula="of:=RANDBETWEEN(1;200)" table:style-name="ce2">
            <text:p>5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190" table:formula="of:=RANDBETWEEN(1;200)" table:style-name="ce2">
            <text:p>190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133" table:formula="of:=RANDBETWEEN(1;200)" table:style-name="ce2">
            <text:p>133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47" table:formula="of:=RANDBETWEEN(1;200)" table:style-name="ce2">
            <text:p>47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15" table:formula="of:=RANDBETWEEN(1;200)" table:style-name="ce2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116" table:formula="of:=RANDBETWEEN(1;200)" table:style-name="ce2">
            <text:p>11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199" table:formula="of:=RANDBETWEEN(1;200)" table:style-name="ce2">
            <text:p>19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82" table:formula="of:=RANDBETWEEN(1;200)" table:style-name="ce2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114" table:formula="of:=RANDBETWEEN(1;200)" table:style-name="ce2">
            <text:p>11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147" table:formula="of:=RANDBETWEEN(1;200)" table:style-name="ce2">
            <text:p>147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33" table:formula="of:=RANDBETWEEN(1;200)" table:style-name="ce2">
            <text:p>33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78" table:formula="of:=RANDBETWEEN(1;200)" table:style-name="ce2">
            <text:p>78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169" table:formula="of:=RANDBETWEEN(1;200)" table:style-name="ce2">
            <text:p>169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99" table:formula="of:=RANDBETWEEN(1;200)" table:style-name="ce2">
            <text:p>9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181" table:formula="of:=RANDBETWEEN(1;200)" table:style-name="ce2">
            <text:p>18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106" table:formula="of:=RANDBETWEEN(1;200)" table:style-name="ce2">
            <text:p>106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113" table:formula="of:=RANDBETWEEN(1;200)" table:style-name="ce2">
            <text:p>113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11" table:formula="of:=RANDBETWEEN(1;200)" table:style-name="ce2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118" table:formula="of:=RANDBETWEEN(1;200)" table:style-name="ce2">
            <text:p>118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78" table:formula="of:=RANDBETWEEN(1;200)" table:style-name="ce2">
            <text:p>78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134" table:formula="of:=RANDBETWEEN(1;200)" table:style-name="ce2">
            <text:p>134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141" table:formula="of:=RANDBETWEEN(1;200)" table:style-name="ce2">
            <text:p>14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82" table:formula="of:=RANDBETWEEN(1;200)" table:style-name="ce2">
            <text:p>82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116" table:formula="of:=RANDBETWEEN(1;200)" table:style-name="ce2">
            <text:p>11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141" table:formula="of:=RANDBETWEEN(1;200)" table:style-name="ce2">
            <text:p>14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132" table:formula="of:=RANDBETWEEN(1;200)" table:style-name="ce2">
            <text:p>132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193" table:formula="of:=RANDBETWEEN(1;200)" table:style-name="ce2">
            <text:p>193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125" table:formula="of:=RANDBETWEEN(1;200)" table:style-name="ce2">
            <text:p>12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77" table:formula="of:=RANDBETWEEN(1;200)" table:style-name="ce2">
            <text:p>77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182" table:formula="of:=RANDBETWEEN(1;200)" table:style-name="ce2">
            <text:p>182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39" table:formula="of:=RANDBETWEEN(1;200)" table:style-name="ce2">
            <text:p>3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75" table:formula="of:=RANDBETWEEN(1;200)" table:style-name="ce2">
            <text:p>75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0" table:formula="of:=RANDBETWEEN(1;200)" table:style-name="ce2">
            <text:p>20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191" table:formula="of:=RANDBETWEEN(1;200)" table:style-name="ce2">
            <text:p>19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182" table:formula="of:=RANDBETWEEN(1;200)" table:style-name="ce2">
            <text:p>182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26" table:formula="of:=RANDBETWEEN(1;200)" table:style-name="ce2">
            <text:p>26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117" table:formula="of:=RANDBETWEEN(1;200)" table:style-name="ce2">
            <text:p>117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87" table:formula="of:=RANDBETWEEN(1;200)" table:style-name="ce2">
            <text:p>87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170" table:formula="of:=RANDBETWEEN(1;200)" table:style-name="ce2">
            <text:p>170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158" table:formula="of:=RANDBETWEEN(1;200)" table:style-name="ce2">
            <text:p>158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111" table:formula="of:=RANDBETWEEN(1;200)" table:style-name="ce2">
            <text:p>11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106" table:formula="of:=RANDBETWEEN(1;200)" table:style-name="ce2">
            <text:p>10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55" table:formula="of:=RANDBETWEEN(1;200)" table:style-name="ce2">
            <text:p>55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84" table:formula="of:=RANDBETWEEN(1;200)" table:style-name="ce2">
            <text:p>8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81" table:formula="of:=RANDBETWEEN(1;200)" table:style-name="ce2">
            <text:p>81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119" table:formula="of:=RANDBETWEEN(1;200)" table:style-name="ce2">
            <text:p>11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38" table:formula="of:=RANDBETWEEN(1;200)" table:style-name="ce2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130" table:formula="of:=RANDBETWEEN(1;200)" table:style-name="ce2">
            <text:p>130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147" table:formula="of:=RANDBETWEEN(1;200)" table:style-name="ce2">
            <text:p>147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112" table:formula="of:=RANDBETWEEN(1;200)" table:style-name="ce2">
            <text:p>11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45" table:formula="of:=RANDBETWEEN(1;200)" table:style-name="ce2">
            <text:p>4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91" table:formula="of:=RANDBETWEEN(1;200)" table:style-name="ce2">
            <text:p>9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184" table:formula="of:=RANDBETWEEN(1;200)" table:style-name="ce2">
            <text:p>184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108" table:formula="of:=RANDBETWEEN(1;200)" table:style-name="ce2">
            <text:p>10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115" table:formula="of:=RANDBETWEEN(1;200)" table:style-name="ce2">
            <text:p>115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195" table:formula="of:=RANDBETWEEN(1;200)" table:style-name="ce2">
            <text:p>195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152" table:formula="of:=RANDBETWEEN(1;200)" table:style-name="ce2">
            <text:p>152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95" table:formula="of:=RANDBETWEEN(1;200)" table:style-name="ce2">
            <text:p>9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175" table:formula="of:=RANDBETWEEN(1;200)" table:style-name="ce2">
            <text:p>175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193" table:formula="of:=RANDBETWEEN(1;200)" table:style-name="ce2">
            <text:p>19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13" table:formula="of:=RANDBETWEEN(1;200)" table:style-name="ce2">
            <text:p>13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68" table:formula="of:=RANDBETWEEN(1;200)" table:style-name="ce2">
            <text:p>6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16" table:formula="of:=RANDBETWEEN(1;200)" table:style-name="ce2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111" table:formula="of:=RANDBETWEEN(1;200)" table:style-name="ce2">
            <text:p>111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10" table:formula="of:=RANDBETWEEN(1;200)" table:style-name="ce2">
            <text:p>10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53" table:formula="of:=RANDBETWEEN(1;200)" table:style-name="ce2">
            <text:p>5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145" table:formula="of:=RANDBETWEEN(1;200)" table:style-name="ce2">
            <text:p>145</text:p>
          </table:table-cell>
          <table:table-cell office:value-type="float" office:value="196" table:style-name="ce1">
            <text:p>196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150" table:formula="of:=RANDBETWEEN(1;200)" table:style-name="ce2">
            <text:p>150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00" table:formula="of:=RANDBETWEEN(1;200)" table:style-name="ce2">
            <text:p>200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120" table:formula="of:=RANDBETWEEN(1;200)" table:style-name="ce2">
            <text:p>120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45" table:formula="of:=RANDBETWEEN(1;200)" table:style-name="ce2">
            <text:p>45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138" table:formula="of:=RANDBETWEEN(1;200)" table:style-name="ce2">
            <text:p>13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178" table:formula="of:=RANDBETWEEN(1;200)" table:style-name="ce2">
            <text:p>178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187" table:formula="of:=RANDBETWEEN(1;200)" table:style-name="ce2">
            <text:p>18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170" table:formula="of:=RANDBETWEEN(1;200)" table:style-name="ce2">
            <text:p>170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148" table:formula="of:=RANDBETWEEN(1;200)" table:style-name="ce2">
            <text:p>14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0" table:formula="of:=RANDBETWEEN(1;200)" table:style-name="ce2">
            <text:p>70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4" table:formula="of:=RANDBETWEEN(1;200)" table:style-name="ce2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50" table:formula="of:=RANDBETWEEN(1;200)" table:style-name="ce2">
            <text:p>5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77" table:formula="of:=RANDBETWEEN(1;200)" table:style-name="ce2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130" table:formula="of:=RANDBETWEEN(1;200)" table:style-name="ce2">
            <text:p>130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141" table:formula="of:=RANDBETWEEN(1;200)" table:style-name="ce2">
            <text:p>14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128" table:formula="of:=RANDBETWEEN(1;200)" table:style-name="ce2">
            <text:p>128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198" table:formula="of:=RANDBETWEEN(1;200)" table:style-name="ce2">
            <text:p>198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50" table:formula="of:=RANDBETWEEN(1;200)" table:style-name="ce2">
            <text:p>50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70" table:formula="of:=RANDBETWEEN(1;200)" table:style-name="ce2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3" table:formula="of:=RANDBETWEEN(1;200)" table:style-name="ce2">
            <text:p>3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95" table:formula="of:=RANDBETWEEN(1;200)" table:style-name="ce2">
            <text:p>95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168" table:formula="of:=RANDBETWEEN(1;200)" table:style-name="ce2">
            <text:p>16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142" table:formula="of:=RANDBETWEEN(1;200)" table:style-name="ce2">
            <text:p>14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127" table:formula="of:=RANDBETWEEN(1;200)" table:style-name="ce2">
            <text:p>127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131" table:formula="of:=RANDBETWEEN(1;200)" table:style-name="ce2">
            <text:p>13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73" table:formula="of:=RANDBETWEEN(1;200)" table:style-name="ce2">
            <text:p>7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147" table:formula="of:=RANDBETWEEN(1;200)" table:style-name="ce2">
            <text:p>147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54" table:formula="of:=RANDBETWEEN(1;200)" table:style-name="ce2">
            <text:p>54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41" table:formula="of:=RANDBETWEEN(1;200)" table:style-name="ce2">
            <text:p>41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8" table:formula="of:=RANDBETWEEN(1;200)" table:style-name="ce2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62" table:formula="of:=RANDBETWEEN(1;200)" table:style-name="ce2">
            <text:p>6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115" table:formula="of:=RANDBETWEEN(1;200)" table:style-name="ce2">
            <text:p>115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19" table:formula="of:=RANDBETWEEN(1;200)" table:style-name="ce2">
            <text:p>19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35" table:formula="of:=RANDBETWEEN(1;200)" table:style-name="ce2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104" table:formula="of:=RANDBETWEEN(1;200)" table:style-name="ce2">
            <text:p>10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49" table:formula="of:=RANDBETWEEN(1;200)" table:style-name="ce2">
            <text:p>4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179" table:formula="of:=RANDBETWEEN(1;200)" table:style-name="ce2">
            <text:p>179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128" table:formula="of:=RANDBETWEEN(1;200)" table:style-name="ce2">
            <text:p>128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150" table:formula="of:=RANDBETWEEN(1;200)" table:style-name="ce2">
            <text:p>15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52" table:formula="of:=RANDBETWEEN(1;200)" table:style-name="ce2">
            <text:p>52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75" table:formula="of:=RANDBETWEEN(1;200)" table:style-name="ce2">
            <text:p>7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175" table:formula="of:=RANDBETWEEN(1;200)" table:style-name="ce2">
            <text:p>17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85" table:formula="of:=RANDBETWEEN(1;200)" table:style-name="ce2">
            <text:p>85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95" table:formula="of:=RANDBETWEEN(1;200)" table:style-name="ce2">
            <text:p>9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112" table:formula="of:=RANDBETWEEN(1;200)" table:style-name="ce2">
            <text:p>11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140" table:formula="of:=RANDBETWEEN(1;200)" table:style-name="ce2">
            <text:p>140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117" table:formula="of:=RANDBETWEEN(1;200)" table:style-name="ce2">
            <text:p>11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115" table:formula="of:=RANDBETWEEN(1;200)" table:style-name="ce2">
            <text:p>11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113" table:formula="of:=RANDBETWEEN(1;200)" table:style-name="ce2">
            <text:p>11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148" table:formula="of:=RANDBETWEEN(1;200)" table:style-name="ce2">
            <text:p>148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6" table:formula="of:=RANDBETWEEN(1;200)" table:style-name="ce2">
            <text:p>2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43" table:formula="of:=RANDBETWEEN(1;200)" table:style-name="ce2">
            <text:p>4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38" table:formula="of:=RANDBETWEEN(1;200)" table:style-name="ce2">
            <text:p>3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184" table:formula="of:=RANDBETWEEN(1;200)" table:style-name="ce2">
            <text:p>184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35" table:formula="of:=RANDBETWEEN(1;200)" table:style-name="ce2">
            <text:p>35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94" table:formula="of:=RANDBETWEEN(1;200)" table:style-name="ce2">
            <text:p>9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40" table:formula="of:=RANDBETWEEN(1;200)" table:style-name="ce2">
            <text:p>40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138" table:formula="of:=RANDBETWEEN(1;200)" table:style-name="ce2">
            <text:p>138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119" table:formula="of:=RANDBETWEEN(1;200)" table:style-name="ce2">
            <text:p>119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166" table:formula="of:=RANDBETWEEN(1;200)" table:style-name="ce2">
            <text:p>166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00" table:formula="of:=RANDBETWEEN(1;200)" table:style-name="ce2">
            <text:p>20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158" table:formula="of:=RANDBETWEEN(1;200)" table:style-name="ce2">
            <text:p>158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28" table:formula="of:=RANDBETWEEN(1;200)" table:style-name="ce2">
            <text:p>28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150" table:formula="of:=RANDBETWEEN(1;200)" table:style-name="ce2">
            <text:p>150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133" table:formula="of:=RANDBETWEEN(1;200)" table:style-name="ce2">
            <text:p>13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165" table:formula="of:=RANDBETWEEN(1;200)" table:style-name="ce2">
            <text:p>165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122" table:formula="of:=RANDBETWEEN(1;200)" table:style-name="ce2">
            <text:p>12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04" table:formula="of:=RANDBETWEEN(1;200)" table:style-name="ce2">
            <text:p>104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126" table:formula="of:=RANDBETWEEN(1;200)" table:style-name="ce2">
            <text:p>126</text:p>
          </table:table-cell>
          <table:table-cell office:value-type="float" office:value="199" table:style-name="ce1">
            <text:p>199</text:p>
          </table:table-cell>
          <table:table-cell table:number-columns-repeated="1638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148" table:formula="of:=RANDBETWEEN(1;200)" table:style-name="ce2">
            <text:p>148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16" table:formula="of:=RANDBETWEEN(1;200)" table:style-name="ce2">
            <text:p>16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131" table:formula="of:=RANDBETWEEN(1;200)" table:style-name="ce2">
            <text:p>13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88" table:formula="of:=RANDBETWEEN(1;200)" table:style-name="ce2">
            <text:p>88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110" table:formula="of:=RANDBETWEEN(1;200)" table:style-name="ce2">
            <text:p>11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193" table:formula="of:=RANDBETWEEN(1;200)" table:style-name="ce2">
            <text:p>19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104" table:formula="of:=RANDBETWEEN(1;200)" table:style-name="ce2">
            <text:p>10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145" table:formula="of:=RANDBETWEEN(1;200)" table:style-name="ce2">
            <text:p>14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133" table:formula="of:=RANDBETWEEN(1;200)" table:style-name="ce2">
            <text:p>133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180" table:formula="of:=RANDBETWEEN(1;200)" table:style-name="ce2">
            <text:p>180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99" table:formula="of:=RANDBETWEEN(1;200)" table:style-name="ce2">
            <text:p>99</text:p>
          </table:table-cell>
          <table:table-cell office:value-type="float" office:value="191" table:style-name="ce1">
            <text:p>191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28" table:formula="of:=RANDBETWEEN(1;200)" table:style-name="ce2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145" table:formula="of:=RANDBETWEEN(1;200)" table:style-name="ce2">
            <text:p>14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116" table:formula="of:=RANDBETWEEN(1;200)" table:style-name="ce2">
            <text:p>116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189" table:formula="of:=RANDBETWEEN(1;200)" table:style-name="ce2">
            <text:p>18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166" table:formula="of:=RANDBETWEEN(1;200)" table:style-name="ce2">
            <text:p>166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130" table:formula="of:=RANDBETWEEN(1;200)" table:style-name="ce2">
            <text:p>13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123" table:formula="of:=RANDBETWEEN(1;200)" table:style-name="ce2">
            <text:p>123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100" table:formula="of:=RANDBETWEEN(1;200)" table:style-name="ce2">
            <text:p>100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101" table:formula="of:=RANDBETWEEN(1;200)" table:style-name="ce2">
            <text:p>101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42" table:formula="of:=RANDBETWEEN(1;200)" table:style-name="ce2">
            <text:p>42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161" table:formula="of:=RANDBETWEEN(1;200)" table:style-name="ce2">
            <text:p>16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98" table:formula="of:=RANDBETWEEN(1;200)" table:style-name="ce2">
            <text:p>98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96" table:formula="of:=RANDBETWEEN(1;200)" table:style-name="ce2">
            <text:p>9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22" table:formula="of:=RANDBETWEEN(1;200)" table:style-name="ce2">
            <text:p>22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80" table:formula="of:=RANDBETWEEN(1;200)" table:style-name="ce2">
            <text:p>80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15" table:formula="of:=RANDBETWEEN(1;200)" table:style-name="ce2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8" table:formula="of:=RANDBETWEEN(1;200)" table:style-name="ce2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98" table:formula="of:=RANDBETWEEN(1;200)" table:style-name="ce2">
            <text:p>98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118" table:formula="of:=RANDBETWEEN(1;200)" table:style-name="ce2">
            <text:p>118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146" table:formula="of:=RANDBETWEEN(1;200)" table:style-name="ce2">
            <text:p>14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66" table:formula="of:=RANDBETWEEN(1;200)" table:style-name="ce2">
            <text:p>66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9" table:formula="of:=RANDBETWEEN(1;200)" table:style-name="ce2">
            <text:p>9</text:p>
          </table:table-cell>
          <table:table-cell office:value-type="float" office:value="198" table:style-name="ce1">
            <text:p>198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154" table:formula="of:=RANDBETWEEN(1;200)" table:style-name="ce2">
            <text:p>15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176" table:formula="of:=RANDBETWEEN(1;200)" table:style-name="ce2">
            <text:p>176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132" table:formula="of:=RANDBETWEEN(1;200)" table:style-name="ce2">
            <text:p>132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187" table:formula="of:=RANDBETWEEN(1;200)" table:style-name="ce2">
            <text:p>187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153" table:formula="of:=RANDBETWEEN(1;200)" table:style-name="ce2">
            <text:p>153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161" table:formula="of:=RANDBETWEEN(1;200)" table:style-name="ce2">
            <text:p>16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76" table:formula="of:=RANDBETWEEN(1;200)" table:style-name="ce2">
            <text:p>76</text:p>
          </table:table-cell>
          <table:table-cell office:value-type="float" office:value="196" table:style-name="ce1">
            <text:p>196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6" table:formula="of:=RANDBETWEEN(1;200)" table:style-name="ce2">
            <text:p>6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200" table:formula="of:=RANDBETWEEN(1;200)" table:style-name="ce2">
            <text:p>20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35" table:formula="of:=RANDBETWEEN(1;200)" table:style-name="ce2">
            <text:p>3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168" table:formula="of:=RANDBETWEEN(1;200)" table:style-name="ce2">
            <text:p>168</text:p>
          </table:table-cell>
          <table:table-cell office:value-type="float" office:value="192" table:style-name="ce1">
            <text:p>192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66" table:formula="of:=RANDBETWEEN(1;200)" table:style-name="ce2">
            <text:p>6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36" table:formula="of:=RANDBETWEEN(1;200)" table:style-name="ce2">
            <text:p>36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159" table:formula="of:=RANDBETWEEN(1;200)" table:style-name="ce2">
            <text:p>159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81" table:formula="of:=RANDBETWEEN(1;200)" table:style-name="ce2">
            <text:p>81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88" table:formula="of:=RANDBETWEEN(1;200)" table:style-name="ce2">
            <text:p>8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133" table:formula="of:=RANDBETWEEN(1;200)" table:style-name="ce2">
            <text:p>133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159" table:formula="of:=RANDBETWEEN(1;200)" table:style-name="ce2">
            <text:p>159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43" table:formula="of:=RANDBETWEEN(1;200)" table:style-name="ce2">
            <text:p>43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39" table:formula="of:=RANDBETWEEN(1;200)" table:style-name="ce2">
            <text:p>39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74" table:formula="of:=RANDBETWEEN(1;200)" table:style-name="ce2">
            <text:p>74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116" table:formula="of:=RANDBETWEEN(1;200)" table:style-name="ce2">
            <text:p>11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141" table:formula="of:=RANDBETWEEN(1;200)" table:style-name="ce2">
            <text:p>141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91" table:formula="of:=RANDBETWEEN(1;200)" table:style-name="ce2">
            <text:p>9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73" table:formula="of:=RANDBETWEEN(1;200)" table:style-name="ce2">
            <text:p>73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87" table:formula="of:=RANDBETWEEN(1;200)" table:style-name="ce2">
            <text:p>8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196" table:formula="of:=RANDBETWEEN(1;200)" table:style-name="ce2">
            <text:p>196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33" table:formula="of:=RANDBETWEEN(1;200)" table:style-name="ce2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21" table:formula="of:=RANDBETWEEN(1;200)" table:style-name="ce2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64" table:formula="of:=RANDBETWEEN(1;200)" table:style-name="ce2">
            <text:p>6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187" table:formula="of:=RANDBETWEEN(1;200)" table:style-name="ce2">
            <text:p>187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113" table:formula="of:=RANDBETWEEN(1;200)" table:style-name="ce2">
            <text:p>11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118" table:formula="of:=RANDBETWEEN(1;200)" table:style-name="ce2">
            <text:p>11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59" table:formula="of:=RANDBETWEEN(1;200)" table:style-name="ce2">
            <text:p>59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54" table:formula="of:=RANDBETWEEN(1;200)" table:style-name="ce2">
            <text:p>5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97" table:formula="of:=RANDBETWEEN(1;200)" table:style-name="ce2">
            <text:p>9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151" table:formula="of:=RANDBETWEEN(1;200)" table:style-name="ce2">
            <text:p>151</text:p>
          </table:table-cell>
          <table:table-cell office:value-type="float" office:value="197" table:style-name="ce1">
            <text:p>197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39" table:formula="of:=RANDBETWEEN(1;200)" table:style-name="ce2">
            <text:p>3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31" table:formula="of:=RANDBETWEEN(1;200)" table:style-name="ce2">
            <text:p>3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151" table:formula="of:=RANDBETWEEN(1;200)" table:style-name="ce2">
            <text:p>15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184" table:formula="of:=RANDBETWEEN(1;200)" table:style-name="ce2">
            <text:p>184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10" table:formula="of:=RANDBETWEEN(1;200)" table:style-name="ce2">
            <text:p>10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81" table:formula="of:=RANDBETWEEN(1;200)" table:style-name="ce2">
            <text:p>8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149" table:formula="of:=RANDBETWEEN(1;200)" table:style-name="ce2">
            <text:p>14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21" table:formula="of:=RANDBETWEEN(1;200)" table:style-name="ce2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38" table:formula="of:=RANDBETWEEN(1;200)" table:style-name="ce2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77" table:formula="of:=RANDBETWEEN(1;200)" table:style-name="ce2">
            <text:p>7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177" table:formula="of:=RANDBETWEEN(1;200)" table:style-name="ce2">
            <text:p>177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43" table:formula="of:=RANDBETWEEN(1;200)" table:style-name="ce2">
            <text:p>43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62" table:formula="of:=RANDBETWEEN(1;200)" table:style-name="ce2">
            <text:p>62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26" table:formula="of:=RANDBETWEEN(1;200)" table:style-name="ce2">
            <text:p>26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68" table:formula="of:=RANDBETWEEN(1;200)" table:style-name="ce2">
            <text:p>68</text:p>
          </table:table-cell>
          <table:table-cell office:value-type="float" office:value="192" table:style-name="ce1">
            <text:p>192</text:p>
          </table:table-cell>
          <table:table-cell table:number-columns-repeated="1638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97" table:formula="of:=RANDBETWEEN(1;200)" table:style-name="ce2">
            <text:p>97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102" table:formula="of:=RANDBETWEEN(1;200)" table:style-name="ce2">
            <text:p>10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30" table:formula="of:=RANDBETWEEN(1;200)" table:style-name="ce2">
            <text:p>30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102" table:formula="of:=RANDBETWEEN(1;200)" table:style-name="ce2">
            <text:p>10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87" table:formula="of:=RANDBETWEEN(1;200)" table:style-name="ce2">
            <text:p>8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58" table:formula="of:=RANDBETWEEN(1;200)" table:style-name="ce2">
            <text:p>5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43" table:formula="of:=RANDBETWEEN(1;200)" table:style-name="ce2">
            <text:p>4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174" table:formula="of:=RANDBETWEEN(1;200)" table:style-name="ce2">
            <text:p>17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8" table:formula="of:=RANDBETWEEN(1;200)" table:style-name="ce2">
            <text:p>8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171" table:formula="of:=RANDBETWEEN(1;200)" table:style-name="ce2">
            <text:p>171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181" table:formula="of:=RANDBETWEEN(1;200)" table:style-name="ce2">
            <text:p>181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98" table:formula="of:=RANDBETWEEN(1;200)" table:style-name="ce2">
            <text:p>98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86" table:formula="of:=RANDBETWEEN(1;200)" table:style-name="ce2">
            <text:p>86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6" table:formula="of:=RANDBETWEEN(1;200)" table:style-name="ce2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94" table:formula="of:=RANDBETWEEN(1;200)" table:style-name="ce2">
            <text:p>94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122" table:formula="of:=RANDBETWEEN(1;200)" table:style-name="ce2">
            <text:p>12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113" table:formula="of:=RANDBETWEEN(1;200)" table:style-name="ce2">
            <text:p>113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41" table:formula="of:=RANDBETWEEN(1;200)" table:style-name="ce2">
            <text:p>41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79" table:formula="of:=RANDBETWEEN(1;200)" table:style-name="ce2">
            <text:p>7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190" table:formula="of:=RANDBETWEEN(1;200)" table:style-name="ce2">
            <text:p>190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42" table:formula="of:=RANDBETWEEN(1;200)" table:style-name="ce2">
            <text:p>4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188" table:formula="of:=RANDBETWEEN(1;200)" table:style-name="ce2">
            <text:p>18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4" table:formula="of:=RANDBETWEEN(1;200)" table:style-name="ce2">
            <text:p>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150" table:formula="of:=RANDBETWEEN(1;200)" table:style-name="ce2">
            <text:p>15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21" table:formula="of:=RANDBETWEEN(1;200)" table:style-name="ce2">
            <text:p>2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22" table:formula="of:=RANDBETWEEN(1;200)" table:style-name="ce2">
            <text:p>2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27" table:formula="of:=RANDBETWEEN(1;200)" table:style-name="ce2">
            <text:p>27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85" table:formula="of:=RANDBETWEEN(1;200)" table:style-name="ce2">
            <text:p>85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109" table:formula="of:=RANDBETWEEN(1;200)" table:style-name="ce2">
            <text:p>109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165" table:formula="of:=RANDBETWEEN(1;200)" table:style-name="ce2">
            <text:p>165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183" table:formula="of:=RANDBETWEEN(1;200)" table:style-name="ce2">
            <text:p>18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81" table:formula="of:=RANDBETWEEN(1;200)" table:style-name="ce2">
            <text:p>81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152" table:formula="of:=RANDBETWEEN(1;200)" table:style-name="ce2">
            <text:p>152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121" table:formula="of:=RANDBETWEEN(1;200)" table:style-name="ce2">
            <text:p>12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154" table:formula="of:=RANDBETWEEN(1;200)" table:style-name="ce2">
            <text:p>154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74" table:formula="of:=RANDBETWEEN(1;200)" table:style-name="ce2">
            <text:p>7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170" table:formula="of:=RANDBETWEEN(1;200)" table:style-name="ce2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178" table:formula="of:=RANDBETWEEN(1;200)" table:style-name="ce2">
            <text:p>17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76" table:formula="of:=RANDBETWEEN(1;200)" table:style-name="ce2">
            <text:p>76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145" table:formula="of:=RANDBETWEEN(1;200)" table:style-name="ce2">
            <text:p>14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101" table:formula="of:=RANDBETWEEN(1;200)" table:style-name="ce2">
            <text:p>101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166" table:formula="of:=RANDBETWEEN(1;200)" table:style-name="ce2">
            <text:p>16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199" table:formula="of:=RANDBETWEEN(1;200)" table:style-name="ce2">
            <text:p>19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22" table:formula="of:=RANDBETWEEN(1;200)" table:style-name="ce2">
            <text:p>2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20" table:formula="of:=RANDBETWEEN(1;200)" table:style-name="ce2">
            <text:p>20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135" table:formula="of:=RANDBETWEEN(1;200)" table:style-name="ce2">
            <text:p>13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11" table:formula="of:=RANDBETWEEN(1;200)" table:style-name="ce2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91" table:formula="of:=RANDBETWEEN(1;200)" table:style-name="ce2">
            <text:p>9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192" table:formula="of:=RANDBETWEEN(1;200)" table:style-name="ce2">
            <text:p>19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16" table:formula="of:=RANDBETWEEN(1;200)" table:style-name="ce2">
            <text:p>1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10" table:formula="of:=RANDBETWEEN(1;200)" table:style-name="ce2">
            <text:p>10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187" table:formula="of:=RANDBETWEEN(1;200)" table:style-name="ce2">
            <text:p>18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146" table:formula="of:=RANDBETWEEN(1;200)" table:style-name="ce2">
            <text:p>14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43" table:formula="of:=RANDBETWEEN(1;200)" table:style-name="ce2">
            <text:p>43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126" table:formula="of:=RANDBETWEEN(1;200)" table:style-name="ce2">
            <text:p>12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185" table:formula="of:=RANDBETWEEN(1;200)" table:style-name="ce2">
            <text:p>185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105" table:formula="of:=RANDBETWEEN(1;200)" table:style-name="ce2">
            <text:p>105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3" table:formula="of:=RANDBETWEEN(1;200)" table:style-name="ce2">
            <text:p>3</text:p>
          </table:table-cell>
          <table:table-cell office:value-type="float" office:value="193" table:style-name="ce1">
            <text:p>193</text:p>
          </table:table-cell>
          <table:table-cell table:number-columns-repeated="1638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65" table:formula="of:=RANDBETWEEN(1;200)" table:style-name="ce2">
            <text:p>6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185" table:formula="of:=RANDBETWEEN(1;200)" table:style-name="ce2">
            <text:p>185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110" table:formula="of:=RANDBETWEEN(1;200)" table:style-name="ce2">
            <text:p>11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137" table:formula="of:=RANDBETWEEN(1;200)" table:style-name="ce2">
            <text:p>137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191" table:formula="of:=RANDBETWEEN(1;200)" table:style-name="ce2">
            <text:p>191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28" table:formula="of:=RANDBETWEEN(1;200)" table:style-name="ce2">
            <text:p>28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37" table:formula="of:=RANDBETWEEN(1;200)" table:style-name="ce2">
            <text:p>37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109" table:formula="of:=RANDBETWEEN(1;200)" table:style-name="ce2">
            <text:p>109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11" table:formula="of:=RANDBETWEEN(1;200)" table:style-name="ce2">
            <text:p>1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182" table:formula="of:=RANDBETWEEN(1;200)" table:style-name="ce2">
            <text:p>182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56" table:formula="of:=RANDBETWEEN(1;200)" table:style-name="ce2">
            <text:p>56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191" table:formula="of:=RANDBETWEEN(1;200)" table:style-name="ce2">
            <text:p>191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155" table:formula="of:=RANDBETWEEN(1;200)" table:style-name="ce2">
            <text:p>155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62" table:formula="of:=RANDBETWEEN(1;200)" table:style-name="ce2">
            <text:p>6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55" table:formula="of:=RANDBETWEEN(1;200)" table:style-name="ce2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71" table:formula="of:=RANDBETWEEN(1;200)" table:style-name="ce2">
            <text:p>71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196" table:formula="of:=RANDBETWEEN(1;200)" table:style-name="ce2">
            <text:p>19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137" table:formula="of:=RANDBETWEEN(1;200)" table:style-name="ce2">
            <text:p>13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51" table:formula="of:=RANDBETWEEN(1;200)" table:style-name="ce2">
            <text:p>51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1" table:formula="of:=RANDBETWEEN(1;200)" table:style-name="ce2">
            <text:p>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57" table:formula="of:=RANDBETWEEN(1;200)" table:style-name="ce2">
            <text:p>5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88" table:formula="of:=RANDBETWEEN(1;200)" table:style-name="ce2">
            <text:p>88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14" table:formula="of:=RANDBETWEEN(1;200)" table:style-name="ce2">
            <text:p>1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39" table:formula="of:=RANDBETWEEN(1;200)" table:style-name="ce2">
            <text:p>3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163" table:formula="of:=RANDBETWEEN(1;200)" table:style-name="ce2">
            <text:p>163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147" table:formula="of:=RANDBETWEEN(1;200)" table:style-name="ce2">
            <text:p>14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100" table:formula="of:=RANDBETWEEN(1;200)" table:style-name="ce2">
            <text:p>10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60" table:formula="of:=RANDBETWEEN(1;200)" table:style-name="ce2">
            <text:p>6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149" table:formula="of:=RANDBETWEEN(1;200)" table:style-name="ce2">
            <text:p>14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25" table:formula="of:=RANDBETWEEN(1;200)" table:style-name="ce2">
            <text:p>2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139" table:formula="of:=RANDBETWEEN(1;200)" table:style-name="ce2">
            <text:p>13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57" table:formula="of:=RANDBETWEEN(1;200)" table:style-name="ce2">
            <text:p>57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84" table:formula="of:=RANDBETWEEN(1;200)" table:style-name="ce2">
            <text:p>8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83" table:formula="of:=RANDBETWEEN(1;200)" table:style-name="ce2">
            <text:p>83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102" table:formula="of:=RANDBETWEEN(1;200)" table:style-name="ce2">
            <text:p>102</text:p>
          </table:table-cell>
          <table:table-cell office:value-type="float" office:value="193" table:style-name="ce1">
            <text:p>193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42" table:formula="of:=RANDBETWEEN(1;200)" table:style-name="ce2">
            <text:p>4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182" table:formula="of:=RANDBETWEEN(1;200)" table:style-name="ce2">
            <text:p>18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179" table:formula="of:=RANDBETWEEN(1;200)" table:style-name="ce2">
            <text:p>179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108" table:formula="of:=RANDBETWEEN(1;200)" table:style-name="ce2">
            <text:p>108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95" table:formula="of:=RANDBETWEEN(1;200)" table:style-name="ce2">
            <text:p>95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82" table:formula="of:=RANDBETWEEN(1;200)" table:style-name="ce2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91" table:formula="of:=RANDBETWEEN(1;200)" table:style-name="ce2">
            <text:p>9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158" table:formula="of:=RANDBETWEEN(1;200)" table:style-name="ce2">
            <text:p>15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110" table:formula="of:=RANDBETWEEN(1;200)" table:style-name="ce2">
            <text:p>110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98" table:formula="of:=RANDBETWEEN(1;200)" table:style-name="ce2">
            <text:p>9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163" table:formula="of:=RANDBETWEEN(1;200)" table:style-name="ce2">
            <text:p>163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136" table:formula="of:=RANDBETWEEN(1;200)" table:style-name="ce2">
            <text:p>13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44" table:formula="of:=RANDBETWEEN(1;200)" table:style-name="ce2">
            <text:p>44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145" table:formula="of:=RANDBETWEEN(1;200)" table:style-name="ce2">
            <text:p>145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84" table:formula="of:=RANDBETWEEN(1;200)" table:style-name="ce2">
            <text:p>84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193" table:formula="of:=RANDBETWEEN(1;200)" table:style-name="ce2">
            <text:p>193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27" table:formula="of:=RANDBETWEEN(1;200)" table:style-name="ce2">
            <text:p>27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141" table:formula="of:=RANDBETWEEN(1;200)" table:style-name="ce2">
            <text:p>14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177" table:formula="of:=RANDBETWEEN(1;200)" table:style-name="ce2">
            <text:p>17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194" table:formula="of:=RANDBETWEEN(1;200)" table:style-name="ce2">
            <text:p>19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79" table:formula="of:=RANDBETWEEN(1;200)" table:style-name="ce2">
            <text:p>79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5" table:formula="of:=RANDBETWEEN(1;200)" table:style-name="ce2">
            <text:p>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26" table:formula="of:=RANDBETWEEN(1;200)" table:style-name="ce2">
            <text:p>2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176" table:formula="of:=RANDBETWEEN(1;200)" table:style-name="ce2">
            <text:p>17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55" table:formula="of:=RANDBETWEEN(1;200)" table:style-name="ce2">
            <text:p>5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99" table:formula="of:=RANDBETWEEN(1;200)" table:style-name="ce2">
            <text:p>9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153" table:formula="of:=RANDBETWEEN(1;200)" table:style-name="ce2">
            <text:p>153</text:p>
          </table:table-cell>
          <table:table-cell office:value-type="float" office:value="199" table:style-name="ce1">
            <text:p>199</text:p>
          </table:table-cell>
          <table:table-cell table:number-columns-repeated="1638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159" table:formula="of:=RANDBETWEEN(1;200)" table:style-name="ce2">
            <text:p>159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16" table:formula="of:=RANDBETWEEN(1;200)" table:style-name="ce2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131" table:formula="of:=RANDBETWEEN(1;200)" table:style-name="ce2">
            <text:p>13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41" table:formula="of:=RANDBETWEEN(1;200)" table:style-name="ce2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131" table:formula="of:=RANDBETWEEN(1;200)" table:style-name="ce2">
            <text:p>13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40" table:formula="of:=RANDBETWEEN(1;200)" table:style-name="ce2">
            <text:p>4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64" table:formula="of:=RANDBETWEEN(1;200)" table:style-name="ce2">
            <text:p>64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179" table:formula="of:=RANDBETWEEN(1;200)" table:style-name="ce2">
            <text:p>17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29" table:formula="of:=RANDBETWEEN(1;200)" table:style-name="ce2">
            <text:p>2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90" table:formula="of:=RANDBETWEEN(1;200)" table:style-name="ce2">
            <text:p>90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CARLOS VIDAL</meta:initial-creator>
    <dc:creator>CARLOS VIDAL</dc:creator>
    <meta:creation-date>2022-12-31T08:49:57Z</meta:creation-date>
    <dc:date>2022-12-31T18:17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62.15370078740158pt" svg:width="239.3210236220472pt" chart:style-name="Crt0">
        <chart:plot-area svg:x="0.0pt" svg:y="0.0pt" svg:width="239.3210236220472pt" svg:height="62.15370078740158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olha1.$D$1:.$D$80" chart:class="chart:bar" chart:attached-axis="primary-y" chart:style-name="G0S0">
            <chart:data-point chart:repeated="80"/>
          </chart:series>
          <chart:series chart:values-cell-range-address="Folha1.$E$1:.$E$80" chart:class="chart:bar" chart:attached-axis="primary-y" chart:style-name="G0S1">
            <chart:data-point chart:repeated="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</office:automatic-styles>
  <office:body>
    <office:chart>
      <chart:chart chart:class="chart:bar" svg:height="62.1015748031496pt" svg:width="239.3210236220472pt" chart:style-name="Crt0">
        <chart:plot-area svg:x="5.06267716535433pt" svg:y="5.628267716535433pt" svg:width="230.2422834645669pt" svg:height="50.84496062992126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olha1.$F$1:.$F$80" chart:class="chart:bar" chart:attached-axis="primary-y" chart:style-name="G0S0">
            <chart:data-point chart:repeated="8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62.15370078740158pt" svg:width="239.3210236220472pt" chart:style-name="Crt0">
        <chart:plot-area svg:x="4.958976377952756pt" svg:y="5.44503937007874pt" svg:width="229.3692913385827pt" svg:height="51.2636220472441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olha1.$G$1:.$G$80" chart:class="chart:bar" chart:attached-axis="primary-y" chart:style-name="G0S0">
            <chart:data-point chart:repeated="80"/>
          </chart:series>
          <chart:series chart:values-cell-range-address="Folha1.$H$1:.$H$80" chart:class="chart:bar" chart:attached-axis="primary-y" chart:style-name="G0S1">
            <chart:data-point chart:repeated="8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62.15370078740158pt" svg:width="239.3209448818898pt" chart:style-name="Crt0">
        <chart:plot-area svg:x="5.0pt" svg:y="5.50748031496063pt" svg:width="229.3209448818898pt" svg:height="51.13874015748031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olha1.$J$1:.$J$80" chart:class="chart:bar" chart:attached-axis="primary-y" chart:style-name="G0S0">
            <chart:data-point chart:repeated="80"/>
          </chart:series>
          <chart:series chart:values-cell-range-address="Folha1.$K$1:.$K$80" chart:class="chart:bar" chart:attached-axis="primary-y" chart:style-name="G0S1">
            <chart:data-point chart:repeated="8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</office:automatic-styles>
  <office:body>
    <office:chart>
      <chart:chart chart:class="chart:bar" svg:height="62.15370078740158pt" svg:width="239.3209448818898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olha1.$L$1:.$L$80" chart:class="chart:bar" chart:attached-axis="primary-y" chart:style-name="G0S0">
            <chart:data-point chart:repeated="8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</office:automatic-styles>
  <office:body>
    <office:chart>
      <chart:chart chart:class="chart:bar" svg:height="62.15370078740158pt" svg:width="239.3209448818898pt" chart:style-name="Crt0">
        <chart:plot-area svg:x="4.958976377952756pt" svg:y="5.44503937007874pt" svg:width="229.3692125984252pt" svg:height="51.2636220472441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olha1.$C$1:.$C$80" chart:class="chart:bar" chart:attached-axis="primary-y" chart:style-name="G0S0">
            <chart:data-point chart:repeated="8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2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</office:automatic-styles>
  <office:body>
    <office:chart>
      <chart:chart chart:class="chart:bar" svg:height="62.15370078740158pt" svg:width="239.3210236220472pt" chart:style-name="Crt0">
        <chart:plot-area svg:x="5.0pt" svg:y="5.50748031496063pt" svg:width="229.3210236220472pt" svg:height="51.13874015748031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olha1.$I$1:.$I$80" chart:class="chart:bar" chart:attached-axis="primary-y" chart:style-name="G0S0">
            <chart:data-point chart:repeated="8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